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 style:font-charset="x-symbol"/>
    <style:font-face style:name="StarSymbol1" svg:font-family="StarSymbol"/>
  </office:font-face-decls>
  <office:automatic-styles>
    <style:style style:name="P1" style:family="paragraph" style:parent-style-name="Standard">
      <style:text-properties officeooo:paragraph-rsid="00145080"/>
    </style:style>
    <style:style style:name="P2" style:family="paragraph" style:parent-style-name="Heading_20_3">
      <style:text-properties officeooo:paragraph-rsid="00145080"/>
    </style:style>
    <style:style style:name="P3" style:family="paragraph" style:parent-style-name="Standard" style:list-style-name="L1">
      <style:text-properties officeooo:paragraph-rsid="00145080"/>
    </style:style>
    <style:style style:name="P4" style:family="paragraph" style:parent-style-name="Standard" style:list-style-name="L2">
      <style:text-properties officeooo:paragraph-rsid="00145080"/>
    </style:style>
    <style:style style:name="P5" style:family="paragraph" style:parent-style-name="Standard" style:list-style-name="L3">
      <style:text-properties officeooo:paragraph-rsid="00145080"/>
    </style:style>
    <style:style style:name="P6" style:family="paragraph" style:parent-style-name="Standard" style:list-style-name="L4">
      <style:text-properties officeooo:paragraph-rsid="00145080"/>
    </style:style>
    <style:style style:name="P7" style:family="paragraph" style:parent-style-name="Standard" style:list-style-name="L5">
      <style:text-properties officeooo:paragraph-rsid="00145080"/>
    </style:style>
    <style:style style:name="P8" style:family="paragraph" style:parent-style-name="Standard" style:list-style-name="L6">
      <style:text-properties officeooo:paragraph-rsid="00145080"/>
    </style:style>
    <style:style style:name="P9" style:family="paragraph" style:parent-style-name="Standard" style:list-style-name="L7">
      <style:text-properties officeooo:paragraph-rsid="00145080"/>
    </style:style>
    <style:style style:name="P10" style:family="paragraph" style:parent-style-name="Standard" style:list-style-name="L8">
      <style:text-properties officeooo:paragraph-rsid="00145080"/>
    </style:style>
    <style:style style:name="P11" style:family="paragraph" style:parent-style-name="Standard" style:list-style-name="L9">
      <style:text-properties officeooo:paragraph-rsid="00145080"/>
    </style:style>
    <style:style style:name="P12" style:family="paragraph" style:parent-style-name="Standard" style:list-style-name="L10">
      <style:text-properties officeooo:paragraph-rsid="00145080"/>
    </style:style>
    <style:style style:name="P13" style:family="paragraph" style:parent-style-name="Standard" style:list-style-name="L11">
      <style:text-properties officeooo:paragraph-rsid="00145080"/>
    </style:style>
    <style:style style:name="P14" style:family="paragraph" style:parent-style-name="Standard" style:list-style-name="L12">
      <style:text-properties officeooo:paragraph-rsid="00145080"/>
    </style:style>
    <style:style style:name="P15" style:family="paragraph" style:parent-style-name="Standard" style:list-style-name="L13">
      <style:text-properties officeooo:paragraph-rsid="00145080"/>
    </style:style>
    <style:style style:name="P16" style:family="paragraph" style:parent-style-name="Standard" style:list-style-name="L14">
      <style:text-properties officeooo:paragraph-rsid="00145080"/>
    </style:style>
    <style:style style:name="P17" style:family="paragraph" style:parent-style-name="Standard" style:list-style-name="L15">
      <style:text-properties officeooo:paragraph-rsid="00145080"/>
    </style:style>
    <style:style style:name="P18" style:family="paragraph" style:parent-style-name="Standard" style:list-style-name="L16">
      <style:text-properties officeooo:paragraph-rsid="00145080"/>
    </style:style>
    <style:style style:name="P19" style:family="paragraph" style:parent-style-name="Standard" style:list-style-name="L17">
      <style:text-properties officeooo:paragraph-rsid="00145080"/>
    </style:style>
    <style:style style:name="P20" style:family="paragraph" style:parent-style-name="Standard" style:list-style-name="L18">
      <style:text-properties officeooo:paragraph-rsid="00145080"/>
    </style:style>
    <style:style style:name="P21" style:family="paragraph" style:parent-style-name="Standard" style:list-style-name="L19">
      <style:text-properties officeooo:paragraph-rsid="00145080"/>
    </style:style>
    <style:style style:name="P22" style:family="paragraph" style:parent-style-name="Standard" style:list-style-name="L20">
      <style:text-properties officeooo:paragraph-rsid="00145080"/>
    </style:style>
    <style:style style:name="P23" style:family="paragraph" style:parent-style-name="Standard" style:list-style-name="L21">
      <style:text-properties officeooo:paragraph-rsid="00145080"/>
    </style:style>
    <style:style style:name="P24" style:family="paragraph" style:parent-style-name="Standard" style:list-style-name="L22">
      <style:text-properties officeooo:paragraph-rsid="00145080"/>
    </style:style>
    <style:style style:name="P25" style:family="paragraph" style:parent-style-name="Standard" style:list-style-name="L23">
      <style:text-properties officeooo:paragraph-rsid="00145080"/>
    </style:style>
    <style:style style:name="P26" style:family="paragraph" style:parent-style-name="Standard" style:list-style-name="L24">
      <style:text-properties officeooo:paragraph-rsid="00145080"/>
    </style:style>
    <style:style style:name="P27" style:family="paragraph" style:parent-style-name="Standard" style:list-style-name="L25">
      <style:text-properties officeooo:paragraph-rsid="00145080"/>
    </style:style>
    <style:style style:name="P28" style:family="paragraph" style:parent-style-name="Standard" style:list-style-name="L26">
      <style:text-properties officeooo:paragraph-rsid="00145080"/>
    </style:style>
    <style:style style:name="P29" style:family="paragraph" style:parent-style-name="Standard" style:list-style-name="L27">
      <style:text-properties officeooo:paragraph-rsid="00145080"/>
    </style:style>
    <style:style style:name="P30" style:family="paragraph" style:parent-style-name="Standard" style:list-style-name="L28">
      <style:text-properties officeooo:paragraph-rsid="00145080"/>
    </style:style>
    <style:style style:name="P31" style:family="paragraph" style:parent-style-name="Standard" style:list-style-name="L29">
      <style:text-properties officeooo:paragraph-rsid="00145080"/>
    </style:style>
    <style:style style:name="P32" style:family="paragraph" style:parent-style-name="Standard" style:list-style-name="L29">
      <style:text-properties officeooo:rsid="0004b0ab" officeooo:paragraph-rsid="00145080"/>
    </style:style>
    <style:style style:name="T1" style:family="text">
      <style:text-properties officeooo:rsid="00145080"/>
    </style:style>
    <style:style style:name="T2" style:family="text">
      <style:text-properties officeooo:rsid="001a9a5d"/>
    </style:style>
    <style:style style:name="T3" style:family="text">
      <style:text-properties style:text-line-through-style="none" style:text-line-through-type="none" fo:language="ru" fo:country="RU" officeooo:rsid="00f48cff"/>
    </style:style>
    <style:style style:name="T4" style:family="text">
      <style:text-properties style:text-line-through-style="none" style:text-line-through-type="none" fo:language="ru" fo:country="RU" officeooo:rsid="00df4008"/>
    </style:style>
    <style:style style:name="T5" style:family="text">
      <style:text-properties style:text-line-through-style="none" style:text-line-through-type="none" fo:language="ru" fo:country="RU" officeooo:rsid="0259ff52"/>
    </style:style>
    <style:style style:name="T6" style:family="text">
      <style:text-properties style:text-line-through-style="none" style:text-line-through-type="none" fo:language="ru" fo:country="RU" officeooo:rsid="02ad1eb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officeooo:rsid="00041ad7" style:font-style-asian="italic" style:font-weight-asian="bold"/>
    </style:style>
    <style:style style:name="T9" style:family="text">
      <style:text-properties fo:font-style="italic" fo:font-weight="bold" officeooo:rsid="0033a877" style:font-style-asian="italic" style:font-weight-asian="bold"/>
    </style:style>
    <style:style style:name="T10" style:family="text">
      <style:text-properties fo:font-style="italic" fo:font-weight="bold" officeooo:rsid="0034b181" style:font-style-asian="italic" style:font-weight-asian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417b3a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8ecbf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a5568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4dd6a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e4218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50043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33625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63df4f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c476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04b0ab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0c9c1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0d152a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0f4ba4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0fc869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15d97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0e7955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8ecbf" style:font-style-asian="italic" style:font-weight-asian="bold" style:font-style-complex="italic" style:font-weight-complex="normal"/>
    </style:style>
    <style:style style:name="T29" style:family="text">
      <style:text-properties fo:font-style="italic" fo:font-weight="bold" officeooo:rsid="0048ecbf" style:font-style-asian="italic" style:font-weight-asian="bold"/>
    </style:style>
    <style:style style:name="T30" style:family="text">
      <style:text-properties fo:font-style="italic" fo:font-weight="bold" officeooo:rsid="0048ecbf" style:font-style-asian="italic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5d887c" style:font-style-asian="italic" style:font-style-complex="italic"/>
    </style:style>
    <style:style style:name="T33" style:family="text">
      <style:text-properties fo:font-style="italic" officeooo:rsid="00417b3a" style:font-style-asian="italic" style:font-style-complex="italic"/>
    </style:style>
    <style:style style:name="T34" style:family="text">
      <style:text-properties fo:font-style="italic" officeooo:rsid="005193c1" style:font-style-asian="italic" style:font-style-complex="italic"/>
    </style:style>
    <style:style style:name="T35" style:family="text">
      <style:text-properties fo:font-style="italic" officeooo:rsid="004e4218" style:font-style-asian="italic" style:font-style-complex="italic"/>
    </style:style>
    <style:style style:name="T36" style:family="text">
      <style:text-properties fo:font-style="italic" officeooo:rsid="00500439" style:font-style-asian="italic" style:font-style-complex="italic"/>
    </style:style>
    <style:style style:name="T37" style:family="text">
      <style:text-properties fo:font-style="italic" officeooo:rsid="005a18fd" style:font-style-asian="italic" style:font-style-complex="italic"/>
    </style:style>
    <style:style style:name="T38" style:family="text">
      <style:text-properties fo:font-style="italic" officeooo:rsid="000d152a" style:font-style-asian="italic" style:font-style-complex="italic"/>
    </style:style>
    <style:style style:name="T39" style:family="text">
      <style:text-properties fo:font-style="italic" officeooo:rsid="0063df4f" style:font-style-asian="italic" style:font-style-complex="italic"/>
    </style:style>
    <style:style style:name="T40" style:family="text">
      <style:text-properties fo:font-style="italic" officeooo:rsid="000e7955" style:font-style-asian="italic" style:font-style-complex="italic"/>
    </style:style>
    <style:style style:name="T41" style:family="text">
      <style:text-properties fo:font-style="italic" officeooo:rsid="0071214f" style:font-style-asian="italic" style:font-style-complex="italic"/>
    </style:style>
    <style:style style:name="T42" style:family="text">
      <style:text-properties fo:font-style="italic" officeooo:rsid="000afd1c" style:font-style-asian="italic" style:font-style-complex="italic"/>
    </style:style>
    <style:style style:name="T43" style:family="text">
      <style:text-properties fo:font-style="italic" officeooo:rsid="0004b0ab" style:font-style-asian="italic" style:font-style-complex="italic"/>
    </style:style>
    <style:style style:name="T44" style:family="text">
      <style:text-properties fo:font-style="italic" officeooo:rsid="0066b1d4" style:font-style-asian="italic" style:font-style-complex="italic"/>
    </style:style>
    <style:style style:name="T45" style:family="text">
      <style:text-properties fo:font-style="italic" officeooo:rsid="000c4762" style:font-style-asian="italic" style:font-style-complex="italic"/>
    </style:style>
    <style:style style:name="T46" style:family="text">
      <style:text-properties fo:font-style="italic" officeooo:rsid="00675905" style:font-style-asian="italic" style:font-style-complex="italic"/>
    </style:style>
    <style:style style:name="T47" style:family="text">
      <style:text-properties fo:font-style="italic" officeooo:rsid="000c9c19" style:font-style-asian="italic" style:font-style-complex="italic"/>
    </style:style>
    <style:style style:name="T48" style:family="text">
      <style:text-properties fo:font-style="italic" officeooo:rsid="006d9b2a" style:font-style-asian="italic" style:font-style-complex="italic"/>
    </style:style>
    <style:style style:name="T49" style:family="text">
      <style:text-properties fo:font-style="italic" officeooo:rsid="000f4ba4" style:font-style-asian="italic" style:font-style-complex="italic"/>
    </style:style>
    <style:style style:name="T50" style:family="text">
      <style:text-properties fo:font-style="italic" officeooo:rsid="000fc869" style:font-style-asian="italic" style:font-style-complex="italic"/>
    </style:style>
    <style:style style:name="T51" style:family="text">
      <style:text-properties fo:font-style="italic" fo:font-weight="normal" officeooo:rsid="0048ecbf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041ad7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63df4f" style:font-style-asian="italic" style:font-weight-asian="normal" style:font-style-complex="italic" style:font-weight-complex="normal"/>
    </style:style>
    <style:style style:name="T54" style:family="text">
      <style:text-properties fo:language="en" fo:country="US" fo:font-style="italic" style:font-style-asian="italic"/>
    </style:style>
    <style:style style:name="T55" style:family="text">
      <style:text-properties fo:language="en" fo:country="US" fo:font-style="italic" officeooo:rsid="0004925c" style:font-style-asian="italic"/>
    </style:style>
    <style:style style:name="T56" style:family="text">
      <style:text-properties fo:language="en" fo:country="US" fo:font-style="italic" officeooo:rsid="000666f0" style:font-style-asian="italic"/>
    </style:style>
    <style:style style:name="T57" style:family="text">
      <style:text-properties fo:language="en" fo:country="US" fo:font-style="italic" officeooo:rsid="00041ad7" style:font-style-asian="italic"/>
    </style:style>
    <style:style style:name="T58" style:family="text">
      <style:text-properties fo:language="en" fo:country="US" fo:font-style="italic" officeooo:rsid="0034b181" style:font-style-asian="italic"/>
    </style:style>
    <style:style style:name="T59" style:family="text">
      <style:text-properties fo:language="en" fo:country="US" fo:font-style="italic" officeooo:rsid="003a5395" style:font-style-asian="italic"/>
    </style:style>
    <style:style style:name="T60" style:family="text">
      <style:text-properties fo:language="en" fo:country="US" fo:font-style="italic" fo:font-weight="bold" style:font-style-asian="italic" style:font-weight-asian="bold"/>
    </style:style>
    <style:style style:name="T61" style:family="text">
      <style:text-properties fo:language="en" fo:country="US" fo:font-style="italic" fo:font-weight="bold" officeooo:rsid="0004925c" style:font-style-asian="italic" style:font-weight-asian="bold"/>
    </style:style>
    <style:style style:name="T62" style:family="text">
      <style:text-properties fo:language="en" fo:country="US" fo:font-style="italic" fo:font-weight="bold" officeooo:rsid="000666f0" style:font-style-asian="italic" style:font-weight-asian="bold"/>
    </style:style>
    <style:style style:name="T63" style:family="text">
      <style:text-properties fo:language="en" fo:country="US" fo:font-style="italic" fo:font-weight="bold" officeooo:rsid="0034b181" style:font-style-asian="italic" style:font-weight-asian="bold"/>
    </style:style>
    <style:style style:name="T64" style:family="text">
      <style:text-properties fo:language="en" fo:country="US" fo:font-style="italic" fo:font-weight="bold" officeooo:rsid="00041ad7" style:font-style-asian="italic" style:font-weight-asian="bold"/>
    </style:style>
    <style:style style:name="T65" style:family="text">
      <style:text-properties fo:language="en" fo:country="US" fo:font-style="italic" fo:font-weight="bold" officeooo:rsid="00068404" style:font-style-asian="italic" style:font-weight-asian="bold"/>
    </style:style>
    <style:style style:name="T66" style:family="text">
      <style:text-properties fo:language="en" fo:country="US" fo:font-style="italic" fo:font-weight="bold" officeooo:rsid="003a5395" style:font-style-asian="italic" style:font-weight-asian="bold"/>
    </style:style>
    <style:style style:name="T67" style:family="text">
      <style:text-properties fo:language="en" fo:country="US" fo:font-style="italic" fo:font-weight="normal" officeooo:rsid="00041ad7" style:font-style-asian="italic" style:font-weight-asian="normal" style:font-style-complex="italic" style:font-weight-complex="normal"/>
    </style:style>
    <style:style style:name="T68" style:family="text">
      <style:text-properties fo:language="en" fo:country="US" fo:font-style="italic" fo:font-weight="normal" officeooo:rsid="00041ad7" style:font-style-asian="italic" style:font-weight-asian="normal" style:font-weight-complex="normal"/>
    </style:style>
    <style:style style:name="T69" style:family="text">
      <style:text-properties fo:language="en" fo:country="US" fo:font-weight="bold" officeooo:rsid="0004925c" style:font-weight-asian="bold"/>
    </style:style>
    <style:style style:name="T70" style:family="text">
      <style:text-properties fo:language="en" fo:country="US" fo:font-weight="bold" officeooo:rsid="01355a4f" style:font-weight-asian="bold" style:font-weight-complex="bold"/>
    </style:style>
    <style:style style:name="T71" style:family="text">
      <style:text-properties officeooo:rsid="0024d924"/>
    </style:style>
    <style:style style:name="T72" style:family="text">
      <style:text-properties officeooo:rsid="00304e69"/>
    </style:style>
    <style:style style:name="T73" style:family="text">
      <style:text-properties officeooo:rsid="005d887c"/>
    </style:style>
    <style:style style:name="T74" style:family="text">
      <style:text-properties officeooo:rsid="00192c5a"/>
    </style:style>
    <style:style style:name="T75" style:family="text">
      <style:text-properties officeooo:rsid="00306240"/>
    </style:style>
    <style:style style:name="T76" style:family="text">
      <style:text-properties officeooo:rsid="005f77db"/>
    </style:style>
    <style:style style:name="T77" style:family="text">
      <style:text-properties officeooo:rsid="00041ad7"/>
    </style:style>
    <style:style style:name="T78" style:family="text">
      <style:text-properties officeooo:rsid="0004925c"/>
    </style:style>
    <style:style style:name="T79" style:family="text">
      <style:text-properties officeooo:rsid="00324222"/>
    </style:style>
    <style:style style:name="T80" style:family="text">
      <style:text-properties officeooo:rsid="000666f0"/>
    </style:style>
    <style:style style:name="T81" style:family="text">
      <style:text-properties officeooo:rsid="0032be4c"/>
    </style:style>
    <style:style style:name="T82" style:family="text">
      <style:text-properties officeooo:rsid="0034b181"/>
    </style:style>
    <style:style style:name="T83" style:family="text">
      <style:text-properties officeooo:rsid="0029991c"/>
    </style:style>
    <style:style style:name="T84" style:family="text">
      <style:text-properties officeooo:rsid="00068404"/>
    </style:style>
    <style:style style:name="T85" style:family="text">
      <style:text-properties officeooo:rsid="00390552"/>
    </style:style>
    <style:style style:name="T86" style:family="text">
      <style:text-properties officeooo:rsid="00417b3a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417b3a" style:font-weight-asian="bold" style:font-weight-complex="bold"/>
    </style:style>
    <style:style style:name="T89" style:family="text">
      <style:text-properties fo:font-weight="bold" officeooo:rsid="004dd6a9" style:font-weight-asian="bold" style:font-weight-complex="bold"/>
    </style:style>
    <style:style style:name="T90" style:family="text">
      <style:text-properties fo:font-weight="bold" officeooo:rsid="00432c4d" style:font-weight-asian="bold" style:font-weight-complex="bold"/>
    </style:style>
    <style:style style:name="T91" style:family="text">
      <style:text-properties fo:font-weight="bold" officeooo:rsid="000d152a" style:font-weight-asian="bold" style:font-weight-complex="bold"/>
    </style:style>
    <style:style style:name="T92" style:family="text">
      <style:text-properties fo:font-weight="bold" officeooo:rsid="0066b1d4" style:font-weight-asian="bold" style:font-weight-complex="bold"/>
    </style:style>
    <style:style style:name="T93" style:family="text">
      <style:text-properties fo:font-weight="bold" officeooo:rsid="000c9c19" style:font-weight-asian="bold" style:font-weight-complex="bold"/>
    </style:style>
    <style:style style:name="T94" style:family="text">
      <style:text-properties officeooo:rsid="00432c4d"/>
    </style:style>
    <style:style style:name="T95" style:family="text">
      <style:text-properties officeooo:rsid="00474db5"/>
    </style:style>
    <style:style style:name="T96" style:family="text">
      <style:text-properties officeooo:rsid="00455a0b" fo:background-color="transparent" loext:char-shading-value="0"/>
    </style:style>
    <style:style style:name="T97" style:family="text">
      <style:text-properties officeooo:rsid="002317ea"/>
    </style:style>
    <style:style style:name="T98" style:family="text">
      <style:text-properties officeooo:rsid="0048ecbf"/>
    </style:style>
    <style:style style:name="T99" style:family="text">
      <style:text-properties fo:font-style="normal" fo:font-weight="normal" officeooo:rsid="0048ecbf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63df4f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6c362d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0c9c19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6d9b2a" style:font-style-asian="normal" style:font-weight-asian="normal" style:font-style-complex="normal" style:font-weight-complex="normal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officeooo:rsid="0063df4f" style:font-style-asian="normal" style:font-style-complex="normal"/>
    </style:style>
    <style:style style:name="T106" style:family="text">
      <style:text-properties fo:font-style="normal" officeooo:rsid="00675905" style:font-style-asian="normal" style:font-style-complex="normal"/>
    </style:style>
    <style:style style:name="T107" style:family="text">
      <style:text-properties fo:font-style="normal" officeooo:rsid="0072ed4a" style:font-style-asian="normal" style:font-style-complex="normal"/>
    </style:style>
    <style:style style:name="T108" style:family="text">
      <style:text-properties officeooo:rsid="004a5568"/>
    </style:style>
    <style:style style:name="T109" style:family="text">
      <style:text-properties officeooo:rsid="004dd6a9"/>
    </style:style>
    <style:style style:name="T110" style:family="text">
      <style:text-properties officeooo:rsid="005193c1"/>
    </style:style>
    <style:style style:name="T111" style:family="text">
      <style:text-properties officeooo:rsid="004e4218"/>
    </style:style>
    <style:style style:name="T112" style:family="text">
      <style:text-properties officeooo:rsid="00500439"/>
    </style:style>
    <style:style style:name="T113" style:family="text">
      <style:text-properties officeooo:rsid="00533625"/>
    </style:style>
    <style:style style:name="T114" style:family="text">
      <style:text-properties officeooo:rsid="0056513f"/>
    </style:style>
    <style:style style:name="T115" style:family="text">
      <style:text-properties fo:font-weight="normal" officeooo:rsid="00041ad7" style:font-weight-asian="normal" style:font-weight-complex="normal"/>
    </style:style>
    <style:style style:name="T116" style:family="text">
      <style:text-properties fo:font-weight="normal" officeooo:rsid="0066b1d4" style:font-weight-asian="normal" style:font-weight-complex="normal"/>
    </style:style>
    <style:style style:name="T117" style:family="text">
      <style:text-properties officeooo:rsid="00593ef7"/>
    </style:style>
    <style:style style:name="T118" style:family="text">
      <style:text-properties officeooo:rsid="005a18fd"/>
    </style:style>
    <style:style style:name="T119" style:family="text">
      <style:text-properties officeooo:rsid="003a5395"/>
    </style:style>
    <style:style style:name="T120" style:family="text">
      <style:text-properties officeooo:rsid="000d152a"/>
    </style:style>
    <style:style style:name="T121" style:family="text">
      <style:text-properties officeooo:rsid="0063df4f"/>
    </style:style>
    <style:style style:name="T122" style:family="text">
      <style:text-properties officeooo:rsid="000e7955"/>
    </style:style>
    <style:style style:name="T123" style:family="text">
      <style:text-properties officeooo:rsid="0063f9a0"/>
    </style:style>
    <style:style style:name="T124" style:family="text">
      <style:text-properties officeooo:rsid="000afd1c"/>
    </style:style>
    <style:style style:name="T125" style:family="text">
      <style:text-properties officeooo:rsid="000c4762"/>
    </style:style>
    <style:style style:name="T126" style:family="text">
      <style:text-properties officeooo:rsid="0066922c"/>
    </style:style>
    <style:style style:name="T127" style:family="text">
      <style:text-properties officeooo:rsid="0064e30b"/>
    </style:style>
    <style:style style:name="T128" style:family="text">
      <style:text-properties officeooo:rsid="000f4ba4"/>
    </style:style>
    <style:style style:name="T129" style:family="text">
      <style:text-properties officeooo:rsid="0004b0ab"/>
    </style:style>
    <style:style style:name="T130" style:family="text">
      <style:text-properties officeooo:rsid="0066b1d4"/>
    </style:style>
    <style:style style:name="T131" style:family="text">
      <style:text-properties officeooo:rsid="00675905"/>
    </style:style>
    <style:style style:name="T132" style:family="text">
      <style:text-properties officeooo:rsid="000c9c19"/>
    </style:style>
    <style:style style:name="T133" style:family="text">
      <style:text-properties officeooo:rsid="006d9b2a"/>
    </style:style>
    <style:style style:name="T134" style:family="text">
      <style:text-properties officeooo:rsid="006f5902"/>
    </style:style>
    <style:style style:name="T135" style:family="text">
      <style:text-properties officeooo:rsid="000fc869"/>
    </style:style>
    <style:style style:name="T136" style:family="text">
      <style:text-properties officeooo:rsid="00115d97"/>
    </style:style>
    <style:style style:name="T137" style:family="text">
      <style:text-properties officeooo:rsid="01355a4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cm" fo:text-indent="-0.07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0.0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Лабораторная работа. Обработка массивов</text:h>
      <text:h text:style-name="P2" text:outline-level="3"><text:span text:style-name="T1">Задача 1. Основные операции при работе с ма</text:span>ссива<text:span text:style-name="T2">ми</text:span></text:h>
      <text:p text:style-name="P1"><text:span text:style-name="T3">Разработать программу на </text:span><text:span text:style-name="T4">языке </text:span><text:span text:style-name="T3">С++ </text:span><text:span text:style-name="T5">для </text:span><text:span text:style-name="T6">решения следующей задачи.</text:span></text:p>
      <text:list xml:id="list4041692634" text:style-name="L1">
        <text:list-item>
          <text:p text:style-name="P3">Задан массив целых чисел <text:span text:style-name="T7">Х</text:span>(<text:span text:style-name="T54">n</text:span>). Найти</text:p>
        </text:list-item>
      </text:list>
      <text:list xml:id="list2300988811" text:style-name="L2">
        <text:list-item>
          <text:p text:style-name="P4">сумму <text:span text:style-name="T71">четных</text:span> <text:span text:style-name="T72">элементов массива;</text:span></text:p>
        </text:list-item>
        <text:list-item>
          <text:p text:style-name="P4">наибольшее из отрицательных чисел массива.</text:p>
          <text:p text:style-name="P4">Из данного массива и некоторого массива того же типа, но другой размерности <text:span text:style-name="T60">Y</text:span>(<text:span text:style-name="T54">m</text:span>), сформировать общий массив <text:span text:style-name="T60">Z</text:span>(<text:span text:style-name="T54">n</text:span>+<text:span text:style-name="T54">m</text:span>). <text:span text:style-name="T72">Выполнить</text:span> сортировк<text:span text:style-name="T72">у полученного</text:span> массива по возрастанию модулей. <text:span text:style-name="T73">Удалить из массива число с номером </text:span><text:span text:style-name="T32">k</text:span><text:span text:style-name="T73">.</text:span></text:p>
        </text:list-item>
      </text:list>
      <text:list xml:id="list213508890925524" text:continue-list="list4041692634" text:style-name="L1">
        <text:list-item>
          <text:p text:style-name="P3">Задан массив вещественных чисел <text:span text:style-name="T7">А</text:span>(<text:span text:style-name="T54">n</text:span>). Найти </text:p>
        </text:list-item>
      </text:list>
      <text:list xml:id="list3324035406" text:style-name="L3">
        <text:list-item>
          <text:p text:style-name="P5">произведение положительных элементов массива;</text:p>
        </text:list-item>
        <text:list-item>
          <text:p text:style-name="P5">сумму отрицательных <text:span text:style-name="T74">чисел</text:span>, расположенных после максимального элемента массива.</text:p>
          <text:p text:style-name="P5">Из данного массива и некоторого массива того же типа, но другой размерности <text:span text:style-name="T60">B</text:span>(<text:span text:style-name="T54">m</text:span>), сформировать общий массив <text:span text:style-name="T7">С</text:span>(<text:span text:style-name="T54">n</text:span>+<text:span text:style-name="T54">m</text:span>). <text:span text:style-name="T75">П</text:span>реобразов<text:span text:style-name="T75">ать полученный</text:span> массив так, чтобы все его положительные элементы стали отрицательными и наоборот. <text:span text:style-name="T76">Удалить предпоследний элемент массива.</text:span></text:p>
        </text:list-item>
      </text:list>
      <text:list xml:id="list213510185277671" text:continue-list="list213508890925524" text:style-name="L1">
        <text:list-item>
          <text:p text:style-name="P3"><text:span text:style-name="T77">Задан массив целых чисел </text:span><text:span text:style-name="T61">A</text:span><text:span text:style-name="T78">(</text:span><text:span text:style-name="T55">n</text:span><text:span text:style-name="T78">). Найти</text:span></text:p>
        </text:list-item>
      </text:list>
      <text:list xml:id="list2878815973" text:style-name="L4">
        <text:list-item>
          <text:p text:style-name="P6">произведение ненулевых элементов массива.</text:p>
        </text:list-item>
        <text:list-item>
          <text:p text:style-name="P6">сумму четных чисел, расположенных до минимального элемента массива.</text:p>
          <text:p text:style-name="P6"><text:span text:style-name="T78">Из заданного массива </text:span><text:span text:style-name="T61">A</text:span><text:span text:style-name="T78">(</text:span><text:span text:style-name="T55">n</text:span><text:span text:style-name="T78">) все положительные числа переписать в массив </text:span><text:span text:style-name="T69">B</text:span><text:span text:style-name="T78">, а отрицательные в массив </text:span><text:span text:style-name="T69">C</text:span><text:span text:style-name="T78">. Удалить из массива </text:span><text:span text:style-name="T61">A</text:span><text:span text:style-name="T78">(</text:span><text:span text:style-name="T55">n</text:span><text:span text:style-name="T78">) первый нулевой элемент.</text:span></text:p>
        </text:list-item>
      </text:list>
      <text:list xml:id="list213510181726641" text:continue-list="list213510185277671" text:style-name="L1">
        <text:list-item>
          <text:p text:style-name="P3">Задан массив целых чисел <text:span text:style-name="T7">Х</text:span>(<text:span text:style-name="T54">n</text:span>). Найти</text:p>
        </text:list-item>
      </text:list>
      <text:list xml:id="list1326917493" text:style-name="L5">
        <text:list-item>
          <text:p text:style-name="P7">сумму положительных четных элементов массива;</text:p>
        </text:list-item>
        <text:list-item>
          <text:p text:style-name="P7">количество элементов массива, расположенных после первого нулевого элемента.</text:p>
        </text:list-item>
      </text:list>
      <text:list xml:id="list213509724020626" text:continue-list="list213510181726641" text:style-name="L1">
        <text:list-header>
          <text:p text:style-name="P3">Из данного массива и некоторого массива того же типа, но другой размерности <text:span text:style-name="T60">Y</text:span>(<text:span text:style-name="T54">m</text:span>), сформировать общий массив <text:span text:style-name="T60">Z</text:span>(<text:span text:style-name="T54">n</text:span>+<text:span text:style-name="T54">m</text:span>). <text:span text:style-name="T79">Удалить из полученного массива наибольший элемент.</text:span></text:p>
        </text:list-header>
        <text:list-item>
          <text:p text:style-name="P3">Задан массив вещественных чисел <text:span text:style-name="T7">Х</text:span>(<text:span text:style-name="T54">n</text:span>). Найти</text:p>
        </text:list-item>
      </text:list>
      <text:list xml:id="list2447705338" text:style-name="L6">
        <text:list-item>
          <text:p text:style-name="P8">сумму элементов с нечетными номерами;</text:p>
        </text:list-item>
        <text:list-item>
          <text:p text:style-name="P8">произведение элементов массива, расположенных между первым и последним отрицательными элементами.</text:p>
        </text:list-item>
      </text:list>
      <text:list xml:id="list213510222305358" text:continue-list="list213509724020626" text:style-name="L1">
        <text:list-header>
          <text:p text:style-name="P3"><text:span text:style-name="T80">Из данного массива и некоторого массива того же типа, но другой размерности </text:span><text:span text:style-name="T62">Y</text:span><text:span text:style-name="T80">(</text:span><text:span text:style-name="T56">m</text:span><text:span text:style-name="T80">), сформировать общий массив </text:span><text:span text:style-name="T62">Z</text:span><text:span text:style-name="T80">(</text:span><text:span text:style-name="T56">n</text:span><text:span text:style-name="T80">+</text:span><text:span text:style-name="T56">m</text:span><text:span text:style-name="T80">). Удалить из полученного массива наименьший элемент.</text:span></text:p>
        </text:list-header>
        <text:list-item>
          <text:p text:style-name="P3"><text:span text:style-name="T77">Задан массив вещественных чисел </text:span><text:span text:style-name="T8">Х</text:span><text:span text:style-name="T77">(</text:span><text:span text:style-name="T57">n</text:span><text:span text:style-name="T77">). Найти</text:span></text:p>
        </text:list-item>
      </text:list>
      <text:list xml:id="list177500331" text:style-name="L7">
        <text:list-item>
          <text:p text:style-name="P9">сумму положительных элементов массива;</text:p>
        </text:list-item>
        <text:list-item>
          <text:p text:style-name="P9">произведение элементов с нечетными индексами, расположенных во второй половине массива. </text:p>
        </text:list-item>
      </text:list>
      <text:list xml:id="list213508109176400" text:continue-list="list213510222305358" text:style-name="L1">
        <text:list-header>
          <text:p text:style-name="P3">Из данного массива и некоторого массива того же типа, но другой размерности <text:span text:style-name="T60">Y</text:span>(<text:span text:style-name="T54">m</text:span>), сформировать общий массив <text:span text:style-name="T60">Z</text:span>(<text:span text:style-name="T54">n</text:span>+<text:span text:style-name="T54">m</text:span>) <text:span text:style-name="T81">таким образом, чтобы в нем</text:span> сначала располагались все отрицательные элементы, затем элементы равные нулю, и в заключении все положительные. <text:span text:style-name="T82">Удалить из массива </text:span><text:span text:style-name="T63">Z</text:span><text:span text:style-name="T82">(</text:span><text:span text:style-name="T58">n</text:span><text:span text:style-name="T82">+</text:span><text:span text:style-name="T58">m</text:span><text:span text:style-name="T82">) максимальный элемент.</text:span></text:p>
        </text:list-header>
        <text:list-item>
          <text:p text:style-name="P3"><text:span text:style-name="T77">Задан массив целых чисел </text:span><text:span text:style-name="T9">B</text:span><text:span text:style-name="T77">(</text:span><text:span text:style-name="T57">n</text:span><text:span text:style-name="T77">). Найти</text:span></text:p>
        </text:list-item>
      </text:list>
      <text:list xml:id="list3080352747" text:style-name="L8">
        <text:list-item>
          <text:p text:style-name="P10">произведение отрицательных элементов с <text:span text:style-name="T83">четными</text:span> индексами.</text:p>
        </text:list-item>
        <text:list-item>
          <text:p text:style-name="P10">максимальный элемент среди элементов, которые кратны 3.</text:p>
        </text:list-item>
      </text:list>
      <text:list xml:id="list213509404793897" text:continue-list="list213508109176400" text:style-name="L1">
        <text:list-header>
          <text:p text:style-name="P3"><text:soft-page-break/>Из данного массива и некоторого массива того же типа, но другой размерности <text:span text:style-name="T7">С</text:span>(<text:span text:style-name="T54">m</text:span>), сформировать массив <text:span text:style-name="T7">А</text:span>, состоящий только из неотрицательных значений заданных массивов. <text:span text:style-name="T82">Удалить из массива </text:span><text:span text:style-name="T10">А</text:span><text:span text:style-name="T82"> первое число кратное 17</text:span>.</text:p>
        </text:list-header>
        <text:list-item>
          <text:p text:style-name="P3"><text:span text:style-name="T77">Задан массив целых чисел </text:span><text:span text:style-name="T8">Х</text:span><text:span text:style-name="T77">(</text:span><text:span text:style-name="T57">n</text:span><text:span text:style-name="T77">). Найти</text:span></text:p>
        </text:list-item>
      </text:list>
      <text:list xml:id="list579205862" text:style-name="L9">
        <text:list-item>
          <text:p text:style-name="P11">сумму чисел, расположенных в первой половине массива;</text:p>
        </text:list-item>
        <text:list-item>
          <text:p text:style-name="P11">разностью между значениями максимального и минимального элементов массива.</text:p>
        </text:list-item>
      </text:list>
      <text:list xml:id="list213508559124979" text:continue-list="list213509404793897" text:style-name="L1">
        <text:list-header>
          <text:p text:style-name="P3"><text:span text:style-name="T77">Из данного массива сформировать новый массив </text:span><text:span text:style-name="T64">Y</text:span><text:span text:style-name="T77">, в который записать все ненулевые элементы массива </text:span><text:span text:style-name="T8">Х</text:span><text:span text:style-name="T77">(</text:span><text:span text:style-name="T57">n</text:span><text:span text:style-name="T77">). Удалить из массива </text:span><text:span text:style-name="T8">Х</text:span><text:span text:style-name="T77">(</text:span><text:span text:style-name="T57">n</text:span><text:span text:style-name="T77">) последнее четное число.</text:span></text:p>
        </text:list-header>
        <text:list-item>
          <text:p text:style-name="P3"><text:span text:style-name="T77">Задан массив целых чисел </text:span><text:span text:style-name="T8">Х</text:span><text:span text:style-name="T77">(</text:span><text:span text:style-name="T57">n</text:span><text:span text:style-name="T77">). Найти</text:span></text:p>
        </text:list-item>
      </text:list>
      <text:list xml:id="list4070810915" text:style-name="L10">
        <text:list-item>
          <text:p text:style-name="P12">произведение элементов массива, кратных трем;</text:p>
        </text:list-item>
        <text:list-item>
          <text:p text:style-name="P12">сумму чисел, которые расположены между минимальным и максимальными элементами массива.</text:p>
        </text:list-item>
      </text:list>
      <text:list xml:id="list213509488006237" text:continue-list="list213508559124979" text:style-name="L1">
        <text:list-header>
          <text:p text:style-name="P3"><text:span text:style-name="T84">Из данного массива сформировать новый массив </text:span><text:span text:style-name="T65">Y</text:span><text:span text:style-name="T84">(</text:span><text:span text:style-name="T57">n</text:span><text:span text:style-name="T84">), в который переписать все элементы массива </text:span><text:span text:style-name="T8">Х</text:span><text:span text:style-name="T77">(</text:span><text:span text:style-name="T57">n</text:span><text:span text:style-name="T77">) в обратном порядке. Удалить из массива </text:span><text:span text:style-name="T65">Y</text:span><text:span text:style-name="T84">(</text:span><text:span text:style-name="T57">n</text:span><text:span text:style-name="T84">) минимальный и максимальный элементы.</text:span></text:p>
        </text:list-header>
        <text:list-item>
          <text:p text:style-name="P3"><text:span text:style-name="T77">Задан массив целых чисел </text:span><text:span text:style-name="T8">Х</text:span><text:span text:style-name="T77">(</text:span><text:span text:style-name="T57">n</text:span><text:span text:style-name="T77">). Найти</text:span></text:p>
        </text:list-item>
      </text:list>
      <text:list xml:id="list1861119317" text:style-name="L11">
        <text:list-item>
          <text:p text:style-name="P13">сумму нечетных положительных элементов массива;</text:p>
        </text:list-item>
        <text:list-item>
          <text:p text:style-name="P13">количество чисел, которые расположены до первого нулевого элемента в массиве.</text:p>
        </text:list-item>
      </text:list>
      <text:list xml:id="list213510065319726" text:continue-list="list213509488006237" text:style-name="L1">
        <text:list-header>
          <text:p text:style-name="P3">Записать элементы заданного массива в обратном порядке. Определить положение максимального элемента до и после преобразования. Удалить максимальный элемент.</text:p>
        </text:list-header>
        <text:list-item>
          <text:p text:style-name="P3"><text:span text:style-name="T77">Задан массив целых чисел </text:span><text:span text:style-name="T8">Х</text:span><text:span text:style-name="T77">(</text:span><text:span text:style-name="T57">n</text:span><text:span text:style-name="T77">). Найти</text:span></text:p>
        </text:list-item>
      </text:list>
      <text:list xml:id="list1831386019" text:style-name="L12">
        <text:list-item>
          <text:p text:style-name="P14">сумму четных элементов;</text:p>
        </text:list-item>
        <text:list-item>
          <text:p text:style-name="P14">количество чисел, которые расположены после минимального элемента массива.</text:p>
        </text:list-item>
      </text:list>
      <text:list xml:id="list213509202445257" text:continue-list="list213510065319726" text:style-name="L1">
        <text:list-header>
          <text:p text:style-name="P3"><text:span text:style-name="T85">Заменить нулевые элементы заданного массива значениями их номеров. Определить среднее арифметическое элементов массива до и после преобразования. Удалить минимальный элемент массива </text:span><text:span text:style-name="T8">Х</text:span><text:span text:style-name="T77">(</text:span><text:span text:style-name="T57">n</text:span><text:span text:style-name="T77">).</text:span></text:p>
        </text:list-header>
        <text:list-item>
          <text:p text:style-name="P3"><text:span text:style-name="T77">Задан массив вещественных чисел </text:span><text:span text:style-name="T8">Х</text:span><text:span text:style-name="T77">(</text:span><text:span text:style-name="T57">n</text:span><text:span text:style-name="T77">). Найти</text:span></text:p>
        </text:list-item>
      </text:list>
      <text:list xml:id="list1215869152" text:style-name="L13">
        <text:list-item>
          <text:p text:style-name="P15">процент отрицательных чисел в массиве;</text:p>
        </text:list-item>
        <text:list-item>
          <text:p text:style-name="P15">сумму первого и последнего положительных элементов.</text:p>
        </text:list-item>
      </text:list>
      <text:list xml:id="list213510145754106" text:continue-list="list213509202445257" text:style-name="L1">
        <text:list-header>
          <text:p text:style-name="P3">Записать элементы заданного массива в обратном порядке. Определить положение минимального элемента до и после преобразования. Удалить минимальный элемент</text:p>
        </text:list-header>
        <text:list-item>
          <text:p text:style-name="P3"><text:span text:style-name="T77">Задан массив целых чисел </text:span><text:span text:style-name="T61">A</text:span><text:span text:style-name="T78">(</text:span><text:span text:style-name="T55">n</text:span><text:span text:style-name="T78">). Найти</text:span></text:p>
        </text:list-item>
      </text:list>
      <text:list xml:id="list1832121255" text:style-name="L14">
        <text:list-item>
          <text:p text:style-name="P16">среднее арифметическое элементов массива;</text:p>
        </text:list-item>
        <text:list-item>
          <text:p text:style-name="P16">минимальный элемент и его индекс в первой половине массива.</text:p>
        </text:list-item>
      </text:list>
      <text:list xml:id="list213508159347297" text:continue-list="list213510145754106" text:style-name="L1">
        <text:list-header>
          <text:p text:style-name="P3"><text:span text:style-name="T86">Из данного массива и некоторого массива того же типа, но другой размерности </text:span><text:span text:style-name="T12">B</text:span><text:span text:style-name="T86">(</text:span><text:span text:style-name="T33">m</text:span><text:span text:style-name="T86">), сформировать общий массив </text:span><text:span text:style-name="T88">С</text:span><text:span text:style-name="T86">, в который переписать удвоенные положительные значения элементов исходных массивов. Удалить из массива </text:span><text:span text:style-name="T88">С</text:span><text:span text:style-name="T94"> последний четный элемент.</text:span></text:p>
        </text:list-header>
        <text:list-item>
          <text:p text:style-name="P3"><text:span text:style-name="T77">Задан массив целых чисел </text:span><text:span text:style-name="T61">A</text:span><text:span text:style-name="T78">(</text:span><text:span text:style-name="T55">n</text:span><text:span text:style-name="T78">). Найти</text:span></text:p>
        </text:list-item>
      </text:list>
      <text:list xml:id="list3467770008" text:style-name="L15">
        <text:list-item>
          <text:p text:style-name="P17">сумму элементов массива, кратных 13;</text:p>
        </text:list-item>
        <text:list-item>
          <text:p text:style-name="P17">количество четных чисел, расположенных до максимального элемента массива.</text:p>
        </text:list-item>
      </text:list>
      <text:list xml:id="list213509109734786" text:continue-list="list213508159347297" text:style-name="L1">
        <text:list-header>
          <text:p text:style-name="P3"><text:span text:style-name="T95">Сформировать массив </text:span><text:span text:style-name="T88">С</text:span><text:span text:style-name="T86">, в который переписать квадраты отрицательных элементов исходного массива </text:span><text:span text:style-name="T61">A</text:span><text:span text:style-name="T78">(</text:span><text:span text:style-name="T55">n</text:span><text:span text:style-name="T78">). Удалить из массива три последних чётных элемента</text:span><text:span text:style-name="T96">.</text:span></text:p>
        </text:list-header>
        <text:list-item>
          <text:p text:style-name="P3"><text:span text:style-name="T77">Задан массив целых чисел </text:span><text:span text:style-name="T29">P</text:span><text:span text:style-name="T77">(</text:span><text:span text:style-name="T57">n</text:span><text:span text:style-name="T77">). Найти</text:span></text:p>
        </text:list-item>
      </text:list>
      <text:list xml:id="list999709044" text:style-name="L16">
        <text:list-item>
          <text:p text:style-name="P18">количество нечетных элементов массива;</text:p>
        </text:list-item>
        <text:list-item>
          <text:p text:style-name="P18">произведение чисел, расположенных до миним<text:span text:style-name="T97">ума</text:span>.</text:p>
        </text:list-item>
      </text:list>
      <text:list xml:id="list213508396136019" text:continue-list="list213509109734786" text:style-name="L1">
        <text:list-header>
          <text:p text:style-name="P3"><text:span text:style-name="T98">Первую половину массива </text:span><text:span text:style-name="T29">P</text:span><text:span text:style-name="T77">(</text:span><text:span text:style-name="T57">n</text:span><text:span text:style-name="T77">) переписать в массив </text:span><text:span text:style-name="T13">R</text:span><text:span text:style-name="T98">, а вторую в массив </text:span><text:span text:style-name="T13">Q</text:span><text:span text:style-name="T98">. Найти сумму квадратов разностей элементов массивов </text:span><text:span text:style-name="T13">R </text:span><text:span text:style-name="T98">и </text:span><text:span text:style-name="T13">Q</text:span><text:span text:style-name="T51">. </text:span><text:span text:style-name="T99">Удалить из массива </text:span><text:span text:style-name="T28">P</text:span><text:span text:style-name="T52">(</text:span><text:span text:style-name="T67">n</text:span><text:span text:style-name="T52">) </text:span><text:span text:style-name="T99">последнее число кратное 5.</text:span></text:p>
        </text:list-header>
        <text:list-item>
          <text:p text:style-name="P3"><text:soft-page-break/><text:span text:style-name="T77">Задан массив целых чисел </text:span><text:span text:style-name="T8">Х</text:span><text:span text:style-name="T77">(</text:span><text:span text:style-name="T57">n</text:span><text:span text:style-name="T77">). Найти</text:span></text:p>
        </text:list-item>
      </text:list>
      <text:list xml:id="list2556215866" text:style-name="L17">
        <text:list-item>
          <text:p text:style-name="P19">сумму четных элементов во второй половине массива;</text:p>
        </text:list-item>
        <text:list-item>
          <text:p text:style-name="P19">количество чисел расположенных между первым и последним отрицательными элементами массива.</text:p>
        </text:list-item>
      </text:list>
      <text:list xml:id="list213509604235031" text:continue-list="list213508396136019" text:style-name="L1">
        <text:list-header>
          <text:p text:style-name="P3"><text:span text:style-name="T108">Из заданного массива </text:span><text:span text:style-name="T8">Х</text:span><text:span text:style-name="T77">(</text:span><text:span text:style-name="T57">n</text:span><text:span text:style-name="T77">) все положительные числа переписать в массив </text:span><text:span text:style-name="T14">Y</text:span><text:span text:style-name="T108">, а отрицательные в массив </text:span><text:span text:style-name="T14">Z</text:span><text:span text:style-name="T108">. Поменять местами максимальный и минимальный элементы в массиве </text:span><text:span text:style-name="T8">Х</text:span><text:span text:style-name="T77">(</text:span><text:span text:style-name="T57">n</text:span><text:span text:style-name="T77">). Удалить третий элемент массива </text:span><text:span text:style-name="T8">Х</text:span><text:span text:style-name="T77">(</text:span><text:span text:style-name="T57">n</text:span><text:span text:style-name="T77">).</text:span></text:p>
        </text:list-header>
        <text:list-item>
          <text:p text:style-name="P3"><text:span text:style-name="T77">Задан массив целых чисел </text:span><text:span text:style-name="T8">Х</text:span><text:span text:style-name="T77">(</text:span><text:span text:style-name="T57">n</text:span><text:span text:style-name="T77">). Найти</text:span></text:p>
        </text:list-item>
      </text:list>
      <text:list xml:id="list2374516076" text:style-name="L18">
        <text:list-item>
          <text:p text:style-name="P20">количество четных элементов в массиве;</text:p>
        </text:list-item>
        <text:list-item>
          <text:p text:style-name="P20">среднее геометрическое положительных элементов массива, расположенных в его первой половине.</text:p>
        </text:list-item>
      </text:list>
      <text:list xml:id="list213509456131926" text:continue-list="list213509604235031" text:style-name="L1">
        <text:list-header>
          <text:p text:style-name="P3">Все отрицательные элементы заданного массива заменить значением его максимального элемента. Удалить из массива первый нулевой элемент.</text:p>
        </text:list-header>
        <text:list-item>
          <text:p text:style-name="P3"><text:span text:style-name="T109">Задан массив целых чисел </text:span><text:span text:style-name="T29">P</text:span><text:span text:style-name="T77">(</text:span><text:span text:style-name="T57">n</text:span><text:span text:style-name="T77">). Найти</text:span></text:p>
        </text:list-item>
      </text:list>
      <text:list xml:id="list4047862682" text:style-name="L19">
        <text:list-item>
          <text:p text:style-name="P21">сумму модулей элементов массива;</text:p>
        </text:list-item>
        <text:list-item>
          <text:p text:style-name="P21">номер первого нулевого элемента.</text:p>
        </text:list-item>
      </text:list>
      <text:list xml:id="list213509448225105" text:continue-list="list213509456131926" text:style-name="L1">
        <text:list-header>
          <text:p text:style-name="P3"><text:span text:style-name="T86">Из данного массива и некоторого массива того же типа, но другой размерности </text:span><text:span text:style-name="T15">R</text:span><text:span text:style-name="T86">(</text:span><text:span text:style-name="T33">m</text:span><text:span text:style-name="T86">), сформировать общий массив </text:span><text:span text:style-name="T89">Q</text:span><text:span text:style-name="T86">, в который переписать положительные значения элементов исходных массивов. Удалить из массива </text:span><text:span text:style-name="T89">Q</text:span><text:span text:style-name="T94"> наибольший четный элемент.</text:span></text:p>
        </text:list-header>
        <text:list-item>
          <text:p text:style-name="P3"><text:span text:style-name="T77">Задан массив целых чисел </text:span><text:span text:style-name="T8">Х</text:span><text:span text:style-name="T77">(</text:span><text:span text:style-name="T57">n</text:span><text:span text:style-name="T77">). Найти</text:span></text:p>
        </text:list-item>
      </text:list>
      <text:list xml:id="list811935034" text:style-name="L20">
        <text:list-item>
          <text:p text:style-name="P22">произведение чисел, кратных 7;</text:p>
        </text:list-item>
        <text:list-item>
          <text:p text:style-name="P22">количество чисел, которые расположены между первым и последним четными числами.</text:p>
        </text:list-item>
      </text:list>
      <text:list xml:id="list213509383440857" text:continue-list="list213509448225105" text:style-name="L1">
        <text:list-header>
          <text:p text:style-name="P3"><text:span text:style-name="T84">Из данного массива сформировать новый массив </text:span><text:span text:style-name="T65">Y</text:span><text:span text:style-name="T84">, в который переписать первые </text:span><text:span text:style-name="T34">k</text:span><text:span text:style-name="T110"> положительных элементов массива </text:span><text:span text:style-name="T8">Х</text:span><text:span text:style-name="T77">(</text:span><text:span text:style-name="T57">n</text:span><text:span text:style-name="T77">). Удалить из массива </text:span><text:span text:style-name="T64">Х</text:span><text:span text:style-name="T84">(</text:span><text:span text:style-name="T57">n</text:span><text:span text:style-name="T84">) число наименее отличающееся от среднего арифметического значения элементов массива.</text:span></text:p>
        </text:list-header>
        <text:list-item>
          <text:p text:style-name="P3"><text:span text:style-name="T77">Задан массив целых чисел </text:span><text:span text:style-name="T61">A</text:span><text:span text:style-name="T78">(</text:span><text:span text:style-name="T55">n</text:span><text:span text:style-name="T78">). Найти</text:span></text:p>
        </text:list-item>
      </text:list>
      <text:list xml:id="list550435646" text:style-name="L21">
        <text:list-item>
          <text:p text:style-name="P23">произведение ненулевых элементов массива;</text:p>
        </text:list-item>
        <text:list-item>
          <text:p text:style-name="P23">среднее арифметическое элементов массива, расположенных в его первой половине.</text:p>
        </text:list-item>
      </text:list>
      <text:list xml:id="list213509171304917" text:continue-list="list213509383440857" text:style-name="L1">
        <text:list-header>
          <text:p text:style-name="P3"><text:span text:style-name="T111">Из данного массива и некоторого массива того же типа и размерности </text:span><text:span text:style-name="T16">B</text:span><text:span text:style-name="T111">(</text:span><text:span text:style-name="T35">n</text:span><text:span text:style-name="T111">), сформировать массив </text:span><text:span text:style-name="T16">С</text:span><text:span text:style-name="T111">(</text:span><text:span text:style-name="T35">n</text:span><text:span text:style-name="T111">), каждый элемент которого равен квадрату суммы соответствующих элементов массивов </text:span><text:span text:style-name="T16">A</text:span><text:span text:style-name="T111">(</text:span><text:span text:style-name="T35">n)</text:span><text:span text:style-name="T111"> и </text:span><text:span text:style-name="T16">B</text:span><text:span text:style-name="T111">(</text:span><text:span text:style-name="T35">n</text:span><text:span text:style-name="T111">). Удалить из массива </text:span><text:span text:style-name="T16">С</text:span><text:span text:style-name="T111">(</text:span><text:span text:style-name="T35">n</text:span><text:span text:style-name="T111">) наибольший и наименьший элементы.</text:span></text:p>
        </text:list-header>
        <text:list-item>
          <text:p text:style-name="P3"><text:span text:style-name="T77">Задан массив вещественных чисел </text:span><text:span text:style-name="T8">Х</text:span><text:span text:style-name="T77">(</text:span><text:span text:style-name="T57">n</text:span><text:span text:style-name="T77">). Найти</text:span></text:p>
        </text:list-item>
      </text:list>
      <text:list xml:id="list549108304" text:style-name="L22">
        <text:list-item>
          <text:p text:style-name="P24">произведение абсолютных значений элементов массива;</text:p>
        </text:list-item>
        <text:list-item>
          <text:p text:style-name="P24">количество нечетных элементов массива, расположенных в его второй половине.</text:p>
        </text:list-item>
      </text:list>
      <text:list xml:id="list213508290448712" text:continue-list="list213509171304917" text:style-name="L1">
        <text:list-header>
          <text:p text:style-name="P3"><text:span text:style-name="T112">Из данного массива и некоторого массива того же типа и размерности </text:span><text:span text:style-name="T17">Y</text:span><text:span text:style-name="T112">(</text:span><text:span text:style-name="T36">n</text:span><text:span text:style-name="T112">), сформировать массив </text:span><text:span text:style-name="T17">Z</text:span><text:span text:style-name="T112">(</text:span><text:span text:style-name="T36">n</text:span><text:span text:style-name="T112">), каждый элемент которого равен квадрату разности соответствующих элементов массивов </text:span><text:span text:style-name="T17">X</text:span><text:span text:style-name="T112">(</text:span><text:span text:style-name="T36">n</text:span><text:span text:style-name="T112">) и </text:span><text:span text:style-name="T17">Y</text:span><text:span text:style-name="T112">(</text:span><text:span text:style-name="T36">n</text:span><text:span text:style-name="T112">). Удалить из массива </text:span><text:span text:style-name="T17">Z</text:span><text:span text:style-name="T112">(</text:span><text:span text:style-name="T36">n</text:span><text:span text:style-name="T112">) минимальный элемент и поменять местами первый и последний элементы.</text:span></text:p>
        </text:list-header>
        <text:list-item>
          <text:p text:style-name="P3"><text:span text:style-name="T77">Задан массив целых чисел </text:span><text:span text:style-name="T61">A</text:span><text:span text:style-name="T78">(</text:span><text:span text:style-name="T55">n</text:span><text:span text:style-name="T78">). Найти</text:span></text:p>
        </text:list-item>
      </text:list>
      <text:list xml:id="list2727442440" text:style-name="L23">
        <text:list-item>
          <text:p text:style-name="P25">сумму элементов массива, кратных трем;</text:p>
        </text:list-item>
        <text:list-item>
          <text:p text:style-name="P25">произведение ненулевых элементов массива с четными индексами.</text:p>
        </text:list-item>
      </text:list>
      <text:list xml:id="list213508349781796" text:continue-list="list213508290448712" text:style-name="L1">
        <text:list-header>
          <text:p text:style-name="P3"><text:span text:style-name="T113">Сформировать массива </text:span><text:span text:style-name="T18">B</text:span><text:span text:style-name="T113">, в который записать последние </text:span><text:span text:style-name="T34">k</text:span><text:span text:style-name="T110"> элементов массива </text:span><text:span text:style-name="T61">A</text:span><text:span text:style-name="T77">(</text:span><text:span text:style-name="T57">n</text:span><text:span text:style-name="T77">). Удалить из массива </text:span><text:span text:style-name="T61">A</text:span><text:span text:style-name="T77">(</text:span><text:span text:style-name="T57">n</text:span><text:span text:style-name="T77">) максимальный нечетный элемент.</text:span></text:p>
        </text:list-header>
        <text:list-item>
          <text:p text:style-name="P3"><text:span text:style-name="T109">Задан массив вещественных чисел </text:span><text:span text:style-name="T29">P</text:span><text:span text:style-name="T77">(</text:span><text:span text:style-name="T57">n</text:span><text:span text:style-name="T77">). Найти</text:span></text:p>
        </text:list-item>
      </text:list>
      <text:list xml:id="list1004008892" text:style-name="L24">
        <text:list-item>
          <text:p text:style-name="P26">количество положительных элементов массива;</text:p>
        </text:list-item>
        <text:list-item>
          <text:p text:style-name="P26">номера первого положительного и последнего отрицательного элементов массива.</text:p>
        </text:list-item>
      </text:list>
      <text:list xml:id="list213508827665615" text:continue-list="list213508349781796" text:style-name="L1">
        <text:list-header>
          <text:p text:style-name="P3"><text:soft-page-break/><text:span text:style-name="T114">В массиве </text:span><text:span text:style-name="T29">P</text:span><text:span text:style-name="T77">(</text:span><text:span text:style-name="T57">n</text:span><text:span text:style-name="T77">) поменять местами первые и последние пять элементов. Удалить из массива </text:span><text:span text:style-name="T30">P</text:span><text:span text:style-name="T115">(</text:span><text:span text:style-name="T68">n</text:span><text:span text:style-name="T115">)</text:span><text:span text:style-name="T90"> </text:span><text:span text:style-name="T114">элемент наименее отличающийся от среднего арифметического.</text:span></text:p>
        </text:list-header>
        <text:list-item>
          <text:p text:style-name="P3"><text:span text:style-name="T77">Задан массив целых чисел </text:span><text:span text:style-name="T9">B</text:span><text:span text:style-name="T77">(</text:span><text:span text:style-name="T57">n</text:span><text:span text:style-name="T77">). Найти</text:span></text:p>
        </text:list-item>
      </text:list>
      <text:list xml:id="list4240395655" text:style-name="L25">
        <text:list-item>
          <text:p text:style-name="P27"><text:span text:style-name="T117">среднее геометрическое </text:span>элементов <text:span text:style-name="T117">с четными ин</text:span>дексами, <text:span text:style-name="T117">кратных трем</text:span>.</text:p>
        </text:list-item>
        <text:list-item>
          <text:p text:style-name="P27">м<text:span text:style-name="T117">инимальный</text:span> элемент среди <text:span text:style-name="T117">положительных четных </text:span>элементов.</text:p>
        </text:list-item>
      </text:list>
      <text:list xml:id="list213508547226967" text:continue-list="list213508827665615" text:style-name="L1">
        <text:list-header>
          <text:p text:style-name="P3">Из данного массива и некоторого массива того же типа, но другой размерности <text:span text:style-name="T7">С</text:span>(<text:span text:style-name="T54">m</text:span>), сформировать массив <text:span text:style-name="T7">А</text:span>, состоящий только из <text:span text:style-name="T117">положительных</text:span> значений заданных массивов. <text:span text:style-name="T82">Удалить из массива </text:span><text:span text:style-name="T9">B</text:span><text:span text:style-name="T77">(</text:span><text:span text:style-name="T57">n</text:span><text:span text:style-name="T77">) первый чётный и последний нечётный элементы</text:span>.</text:p>
        </text:list-header>
        <text:list-item>
          <text:p text:style-name="P3"><text:span text:style-name="T77">Задан массив вещественных чисел </text:span><text:span text:style-name="T8">Х</text:span><text:span text:style-name="T77">(</text:span><text:span text:style-name="T57">n</text:span><text:span text:style-name="T77">). Найти</text:span></text:p>
        </text:list-item>
      </text:list>
      <text:list xml:id="list3688741575" text:style-name="L26">
        <text:list-item>
          <text:p text:style-name="P28">номер минимального по модулю элемента массива;</text:p>
        </text:list-item>
        <text:list-item>
          <text:p text:style-name="P28"><text:span text:style-name="T118">среднее арифметическое первых </text:span><text:span text:style-name="T37">k</text:span><text:span text:style-name="T118"> положительных элементов.</text:span></text:p>
        </text:list-item>
      </text:list>
      <text:list xml:id="list213510111551050" text:continue-list="list213508547226967" text:style-name="L1">
        <text:list-header>
          <text:p text:style-name="P3"><text:span text:style-name="T119">Из данного массива и некоторого массива того же типа, но другой размерности </text:span><text:span text:style-name="T66">Y</text:span><text:span text:style-name="T119">(</text:span><text:span text:style-name="T59">m</text:span><text:span text:style-name="T119">), сформировать общий массив </text:span><text:span text:style-name="T66">Z</text:span><text:span text:style-name="T119"> таким образом, чтобы сначала располагались все отрицательные элементы, а затем все положительные. Удалить из массива наибольшее и наименьшее простое число.</text:span></text:p>
        </text:list-header>
      </text:list>
      <text:h text:style-name="P2" text:outline-level="3"><text:bookmark-start text:name="__RefHeading__137682_7045876301"/><text:span text:style-name="T1">Задача № 2. </text:span>Применение функций для обработки массивов.<text:bookmark-end text:name="__RefHeading__137682_7045876301"/></text:h>
      <text:p text:style-name="P1"><text:span text:style-name="T3">Разработать программу на </text:span><text:span text:style-name="T4">языке </text:span><text:span text:style-name="T3">С++ </text:span><text:span text:style-name="T5">для </text:span><text:span text:style-name="T6">решения следующей задачи.</text:span></text:p>
      <text:list xml:id="list1277554365" text:style-name="L27">
        <text:list-item>
          <text:p text:style-name="P29">Задан массив целых чисел <text:span text:style-name="T11">X</text:span><text:span text:style-name="T100">(</text:span><text:span text:style-name="T31">n</text:span><text:span text:style-name="T105">)</text:span><text:span text:style-name="T104">.</text:span> Все <text:span text:style-name="T31">простые числа</text:span> переписать в массив <text:span text:style-name="T87">Y</text:span>. Из массива <text:span text:style-name="T87">Y</text:span> удалить 5 наибольших элементов массива. <text:span text:style-name="T120">Вывести на экран содержимое массива </text:span><text:span text:style-name="T91">Y</text:span><text:span text:style-name="T120"> в </text:span><text:span text:style-name="T38">двоичной системе</text:span><text:span text:style-name="T120">.</text:span></text:p>
        </text:list-item>
        <text:list-item>
          <text:p text:style-name="P29">Заданы массивы целых чисел <text:span text:style-name="T11">X</text:span><text:span text:style-name="T100">(</text:span><text:span text:style-name="T31">n</text:span><text:span text:style-name="T105">)</text:span> и <text:span text:style-name="T19">Y</text:span><text:span text:style-name="T100">(</text:span><text:span text:style-name="T53">k</text:span><text:span text:style-name="T105">)</text:span>. Все <text:span text:style-name="T39">совершенные</text:span><text:span text:style-name="T31"> числа</text:span> из <text:span text:style-name="T121">этих </text:span>массивов переписать в массив <text:span text:style-name="T11">Z</text:span>. В массиве <text:span text:style-name="T11">Z</text:span> найти четыре наименьших элемента массива. <text:span text:style-name="T121">Удалить из </text:span>массив<text:span text:style-name="T121">а</text:span> <text:span text:style-name="T11">Z</text:span> <text:span text:style-name="T121">все нулевые элементы</text:span> <text:span text:style-name="T122">Результаты вывести на экран в </text:span><text:span text:style-name="T40">восьмеричной системе</text:span><text:span text:style-name="T122">. </text:span></text:p>
        </text:list-item>
        <text:list-item>
          <text:p text:style-name="P29">Заданы массивы целых чисел <text:span text:style-name="T11">X</text:span><text:span text:style-name="T100">(</text:span><text:span text:style-name="T31">n</text:span><text:span text:style-name="T105">)</text:span> и <text:span text:style-name="T19">Y</text:span><text:span text:style-name="T100">(</text:span><text:span text:style-name="T53">k</text:span><text:span text:style-name="T105">)</text:span>. Два наибольших элемента из массива <text:span text:style-name="T11">X</text:span> и <text:span text:style-name="T123">пять</text:span> последних <text:span text:style-name="T31">простых чис</text:span><text:span text:style-name="T41">е</text:span><text:span text:style-name="T31">л </text:span>из массива <text:span text:style-name="T11">Y</text:span> переписать в массив <text:span text:style-name="T11">Z</text:span>. Проверить содержит ли массив <text:span text:style-name="T11">Z</text:span> числа, <text:span text:style-name="T124">в которых есть </text:span>цифр<text:span text:style-name="T124">а</text:span> «7».</text:p>
        </text:list-item>
        <text:list-item>
          <text:p text:style-name="P29">Заданы массивы целых чисел <text:span text:style-name="T11">X</text:span><text:span text:style-name="T100">(</text:span><text:span text:style-name="T31">n</text:span><text:span text:style-name="T105">)</text:span> и <text:span text:style-name="T19">Y</text:span><text:span text:style-name="T100">(</text:span><text:span text:style-name="T53">k</text:span><text:span text:style-name="T105">)</text:span>. <text:span text:style-name="T124">Три наименьших </text:span><text:span text:style-name="T42">простых числа</text:span><text:span text:style-name="T124"> из массива </text:span><text:span text:style-name="T20">Y</text:span><text:span text:style-name="T125"> и числа из массива </text:span><text:span text:style-name="T20">X</text:span><text:span text:style-name="T125">, в которых есть цифры «1» и «9» переписать в массив </text:span><text:span text:style-name="T20">Z</text:span><text:span text:style-name="T125">. Из <text:s/>массива </text:span><text:span text:style-name="T20">Z</text:span><text:span text:style-name="T125"> удалить все нечетные числа.</text:span></text:p>
        </text:list-item>
        <text:list-item>
          <text:p text:style-name="P29">Задан массив целых чисел <text:span text:style-name="T21">X</text:span><text:span text:style-name="T100">(</text:span><text:span text:style-name="T43">n</text:span><text:span text:style-name="T105">)</text:span>. <text:span text:style-name="T126">Шесть</text:span> наибольших чисел <text:span text:style-name="T126">этого массива </text:span>переписать в массив <text:span text:style-name="T11">Z</text:span>. <text:span text:style-name="T126">Удалить из м</text:span>ассив<text:span text:style-name="T127">а</text:span> <text:span text:style-name="T11">Z</text:span> <text:span text:style-name="T127">все четные</text:span> <text:span text:style-name="T128">числа</text:span>. Вывести на экран элементы массива <text:span text:style-name="T11">Z</text:span><text:span text:style-name="T87"> </text:span>в <text:span text:style-name="T31">восьмеричной системе счисления</text:span>.</text:p>
        </text:list-item>
        <text:list-item>
          <text:p text:style-name="P29">Заданы массивы целых чисел <text:span text:style-name="T21">X</text:span><text:span text:style-name="T100">(</text:span><text:span text:style-name="T43">n</text:span><text:span text:style-name="T105">)</text:span><text:span text:style-name="T129"> и </text:span><text:span text:style-name="T19">Y</text:span><text:span text:style-name="T100">(</text:span><text:span text:style-name="T53">k</text:span><text:span text:style-name="T105">)</text:span>. Числа из массива <text:span text:style-name="T87">X</text:span>, в которых нет «нулей» и <text:span text:style-name="T44">составные</text:span><text:span text:style-name="T31"> числа</text:span> из массива <text:span text:style-name="T87">Y</text:span>, переписать в массив <text:span text:style-name="T87">Z</text:span>. <text:span text:style-name="T130">Найти в</text:span> массиве <text:span text:style-name="T87">Z</text:span> пять наибольших <text:span text:style-name="T130">нечетных</text:span> чисел. <text:span text:style-name="T130">Выполнить сортировку массивов </text:span><text:span text:style-name="T92">X</text:span><text:span text:style-name="T130">, </text:span><text:span text:style-name="T92">Y</text:span><text:span text:style-name="T130"> и </text:span><text:span text:style-name="T92">Z </text:span><text:span text:style-name="T116">в порядке возрастания их элементов.</text:span></text:p>
        </text:list-item>
        <text:list-item>
          <text:p text:style-name="P29"><text:span text:style-name="T131">Заданы массивы целых положительных чисел. </text:span><text:span text:style-name="T11">X</text:span><text:span text:style-name="T100">(</text:span><text:span text:style-name="T31">n</text:span><text:span text:style-name="T105">)</text:span><text:span text:style-name="T125"> - в двоичной системе счисления, а <text:s/></text:span><text:span text:style-name="T19">Y</text:span><text:span text:style-name="T100">(</text:span><text:span text:style-name="T53">k</text:span><text:span text:style-name="T105">) —</text:span><text:span text:style-name="T106"> в </text:span><text:span text:style-name="T125">восьмеричной. </text:span>Все числа из массивов <text:span text:style-name="T11">X</text:span> и <text:span text:style-name="T11">Y</text:span> переписать в массив <text:span text:style-name="T125">десятичных чисел </text:span><text:span text:style-name="T11">Z</text:span>. <text:span text:style-name="T125">В массиве </text:span><text:span text:style-name="T20">Z</text:span><text:span text:style-name="T125"> найти пять наибольших </text:span><text:span text:style-name="T45">простых числа</text:span><text:span text:style-name="T125">. Удалить из массива </text:span><text:span text:style-name="T20">Z</text:span><text:span text:style-name="T125"> все </text:span><text:span text:style-name="T46">составные числа</text:span><text:span text:style-name="T131">.</text:span></text:p>
        </text:list-item>
        <text:list-item>
          <text:p text:style-name="P29"><text:span text:style-name="T125">Задан массив целых положительных чисел </text:span><text:span text:style-name="T11">X</text:span><text:span text:style-name="T100">(</text:span><text:span text:style-name="T31">n</text:span><text:span text:style-name="T105">)</text:span><text:span text:style-name="T125">. Все </text:span><text:span text:style-name="T45">простые числа</text:span><text:span text:style-name="T125"> длиной не более пяти цифр переписать в массив </text:span><text:span text:style-name="T22">Y</text:span><text:span text:style-name="T132">. Удалить из массива два наибольших и три наименьших числа.</text:span></text:p>
        </text:list-item>
        <text:list-item>
          <text:p text:style-name="P29"><text:span text:style-name="T125">Задан массив целых положительных чисел в пятеричной системе </text:span><text:span text:style-name="T11">X</text:span><text:span text:style-name="T100">(</text:span><text:span text:style-name="T31">n</text:span><text:span text:style-name="T105">)</text:span><text:span text:style-name="T125">. Из массива </text:span><text:span text:style-name="T22">X</text:span><text:span text:style-name="T132"> сформировать массив десятеричных чисел </text:span><text:span text:style-name="T93">Z</text:span><text:span text:style-name="T132">. Найти сумму трех наименьших и четырех наибольших чисел массива </text:span><text:span text:style-name="T93">Z</text:span><text:span text:style-name="T132">. </text:span></text:p>
        </text:list-item>
        <text:list-item>
          <text:p text:style-name="P29"><text:span text:style-name="T132">Заданы массивы целых положительных чисел </text:span><text:span text:style-name="T11">X</text:span><text:span text:style-name="T100">(</text:span><text:span text:style-name="T31">n</text:span><text:span text:style-name="T105">)</text:span><text:span text:style-name="T132">, </text:span><text:span text:style-name="T19">Y</text:span><text:span text:style-name="T100">(</text:span><text:span text:style-name="T53">k</text:span><text:span text:style-name="T105">)</text:span><text:span text:style-name="T132">, </text:span><text:span text:style-name="T22">Z</text:span><text:span text:style-name="T101">(</text:span><text:span text:style-name="T47">m</text:span><text:span text:style-name="T101">)</text:span><text:span text:style-name="T132">. Сформировать массив </text:span><text:span text:style-name="T22">U</text:span><text:span text:style-name="T132"> из таких элементов массивов </text:span><text:span text:style-name="T22">X</text:span><text:span text:style-name="T132">, </text:span><text:span text:style-name="T22">Y</text:span><text:span text:style-name="T132">, </text:span><text:span text:style-name="T22">Z</text:span><text:span text:style-name="T132">, которые в восьмеричной системе образуют возрастающую последовательность цифр. Найти пять наибольших чисел в массива </text:span><text:span text:style-name="T23">U</text:span><text:span text:style-name="T120">.</text:span></text:p>
        </text:list-item>
        <text:list-item>
          <text:p text:style-name="P29"><text:soft-page-break/><text:span text:style-name="T125">Задан массив целых положительных чисел </text:span><text:span text:style-name="T11">X</text:span><text:span text:style-name="T100">(</text:span><text:span text:style-name="T31">n</text:span><text:span text:style-name="T105">)</text:span><text:span text:style-name="T125">. Все числа в которых нет цифр «1», «2» и «3» переписать в массив </text:span><text:span text:style-name="T22">Y</text:span><text:span text:style-name="T132">. Найти сумму двух наибольших и трех наименьших </text:span><text:span text:style-name="T38">простых </text:span><text:span text:style-name="T47">чис</text:span><text:span text:style-name="T38">е</text:span><text:span text:style-name="T47">л</text:span><text:span text:style-name="T132"> в массиве </text:span><text:span text:style-name="T23">Y</text:span><text:span text:style-name="T132">. </text:span></text:p>
        </text:list-item>
        <text:list-item>
          <text:p text:style-name="P29"><text:span text:style-name="T120">Заданы массивы целых положительных чисел </text:span><text:span text:style-name="T11">X</text:span><text:span text:style-name="T100">(</text:span><text:span text:style-name="T31">n</text:span><text:span text:style-name="T105">)</text:span><text:span text:style-name="T132">, </text:span><text:span text:style-name="T19">Y</text:span><text:span text:style-name="T100">(</text:span><text:span text:style-name="T53">k</text:span><text:span text:style-name="T105">)</text:span><text:span text:style-name="T132">, </text:span><text:span text:style-name="T22">Z</text:span><text:span text:style-name="T101">(</text:span><text:span text:style-name="T47">m</text:span><text:span text:style-name="T101">)</text:span><text:span text:style-name="T132">. Сформировать массив </text:span><text:span text:style-name="T22">U</text:span><text:span text:style-name="T132"> из таких элементов массивов </text:span><text:span text:style-name="T22">X</text:span><text:span text:style-name="T132">, </text:span><text:span text:style-name="T22">Y</text:span><text:span text:style-name="T132">, </text:span><text:span text:style-name="T22">Z</text:span><text:span text:style-name="T132">, которые состоят из одинаковых цифр. Удалить из массива </text:span><text:span text:style-name="T23">U</text:span><text:span text:style-name="T120"> наибольшее и наименьшее число. Выполнить сортировку массивов </text:span><text:span text:style-name="T11">X</text:span><text:span text:style-name="T100">(</text:span><text:span text:style-name="T31">n</text:span><text:span text:style-name="T105">)</text:span><text:span text:style-name="T132">, </text:span><text:span text:style-name="T19">Y</text:span><text:span text:style-name="T100">(</text:span><text:span text:style-name="T53">k</text:span><text:span text:style-name="T105">)</text:span><text:span text:style-name="T132">, </text:span><text:span text:style-name="T22">Z</text:span><text:span text:style-name="T101">(</text:span><text:span text:style-name="T47">m</text:span><text:span text:style-name="T101">)</text:span><text:span text:style-name="T102"> </text:span><text:span text:style-name="T103">в порядке возрастания их элементов.</text:span></text:p>
        </text:list-item>
        <text:list-item>
          <text:p text:style-name="P29">Задан массив целых положительных чисел <text:span text:style-name="T21">X</text:span><text:span text:style-name="T100">(</text:span><text:span text:style-name="T43">n</text:span><text:span text:style-name="T105">)</text:span>. Все числа, в которых нет цифр<text:span text:style-name="T133">ы ноль, а их длина не менее трех цифр</text:span> переписать в массив <text:span text:style-name="T11">Z</text:span>. Поменять местами наибольшее <text:span text:style-name="T48">составное </text:span><text:span text:style-name="T31">число</text:span> и наименьшее <text:span text:style-name="T31">простое число</text:span> в массиве <text:span text:style-name="T11">Z</text:span>.</text:p>
        </text:list-item>
        <text:list-item>
          <text:p text:style-name="P29">Задан массив целых чисел <text:span text:style-name="T11">X</text:span><text:span text:style-name="T100">(</text:span><text:span text:style-name="T31">n</text:span><text:span text:style-name="T105">)</text:span>. Все положительные числа, <text:span text:style-name="T122">состоящие из одинаковых цифр, </text:span>переписать в массив <text:span text:style-name="T11">Z</text:span>. <text:span text:style-name="T134">Удалить из </text:span>массив<text:span text:style-name="T134">а</text:span><text:span text:style-name="T11"> Z</text:span> <text:span text:style-name="T122">числа, с четной суммой цифр.</text:span></text:p>
        </text:list-item>
        <text:list-item>
          <text:p text:style-name="P29">Заданы массивы целых чисел <text:span text:style-name="T11">X</text:span><text:span text:style-name="T100">(</text:span><text:span text:style-name="T31">n</text:span><text:span text:style-name="T105">)</text:span> и <text:span text:style-name="T19">Y</text:span><text:span text:style-name="T100">(</text:span><text:span text:style-name="T53">k</text:span><text:span text:style-name="T105">)</text:span>. <text:span text:style-name="T122">Все числа, с нечетной суммой цифр, </text:span>переписать в массив <text:span text:style-name="T11">Z</text:span>. <text:span text:style-name="T128">Найти три наибольших </text:span><text:span text:style-name="T49">простых числа</text:span><text:span text:style-name="T128"> в</text:span> массив<text:span text:style-name="T128">е</text:span> Z.</text:p>
        </text:list-item>
        <text:list-item>
          <text:p text:style-name="P29">Заданы массивы целых чисел <text:span text:style-name="T11">X</text:span><text:span text:style-name="T100">(</text:span><text:span text:style-name="T31">n</text:span><text:span text:style-name="T105">)</text:span> и <text:span text:style-name="T19">Y</text:span><text:span text:style-name="T100">(</text:span><text:span text:style-name="T53">k</text:span><text:span text:style-name="T105">)</text:span>. <text:span text:style-name="T124">Три наибольших числа из массива </text:span><text:span text:style-name="T24">X</text:span><text:span text:style-name="T125"> и числа из массива </text:span><text:span text:style-name="T24">Y</text:span><text:span text:style-name="T125">, в которых нет чётных цифр переписать в массив </text:span><text:span text:style-name="T20">Z</text:span><text:span text:style-name="T125">. Элементы массива </text:span><text:span text:style-name="T24">Z</text:span><text:span text:style-name="T128"> вывести на экран в восьмеричной и десятичной системах счисления.</text:span></text:p>
        </text:list-item>
        <text:list-item>
          <text:p text:style-name="P29"><text:span text:style-name="T125">Задан массив целых чисел </text:span><text:span text:style-name="T11">X</text:span><text:span text:style-name="T100">(</text:span><text:span text:style-name="T31">n</text:span><text:span text:style-name="T105">)</text:span><text:span text:style-name="T125">. Семь наименьших </text:span><text:span text:style-name="T49">простых </text:span><text:span text:style-name="T45">чис</text:span><text:span text:style-name="T41">ел</text:span><text:span text:style-name="T128"> переписать в массив </text:span><text:span text:style-name="T20">Z</text:span><text:span text:style-name="T125">. Удалить из массива числа с четной суммой цифр.</text:span></text:p>
        </text:list-item>
        <text:list-item>
          <text:p text:style-name="P29"><text:span text:style-name="T125">Заданы массивы целых чисел </text:span><text:span text:style-name="T11">X</text:span><text:span text:style-name="T100">(</text:span><text:span text:style-name="T31">n</text:span><text:span text:style-name="T105">)</text:span> и <text:span text:style-name="T19">Y</text:span><text:span text:style-name="T100">(</text:span><text:span text:style-name="T53">k</text:span><text:span text:style-name="T105">)</text:span><text:span text:style-name="T125">. Положительные числа из массива </text:span><text:span text:style-name="T20">X</text:span><text:span text:style-name="T125"> и пять наибольших чисел из массива </text:span><text:span text:style-name="T20">Y</text:span><text:span text:style-name="T125">, переписать в массив </text:span><text:span text:style-name="T20">Z</text:span><text:span text:style-name="T125">. Найти сумму четырехзначных чисел массива </text:span><text:span text:style-name="T20">Z</text:span><text:span text:style-name="T125">.</text:span></text:p>
        </text:list-item>
        <text:list-item>
          <text:p text:style-name="P29"><text:span text:style-name="T125">Заданы массивы целых положительных чисел: <text:s/></text:span><text:span text:style-name="T11">X</text:span><text:span text:style-name="T100">(</text:span><text:span text:style-name="T31">n</text:span><text:span text:style-name="T105">)</text:span><text:span text:style-name="T125"> - в пятеричной, а </text:span><text:span text:style-name="T19">Y</text:span><text:span text:style-name="T100">(</text:span><text:span text:style-name="T53">k</text:span><text:span text:style-name="T105">) </text:span><text:span text:style-name="T107">в </text:span><text:span text:style-name="T125"><text:s/>шестеричной системах счисления. </text:span>Все числа из массивов переписать в массив <text:span text:style-name="T125">десятичных чисел </text:span><text:span text:style-name="T11">Z</text:span>. <text:span text:style-name="T125">В массиве </text:span><text:span text:style-name="T20">Z</text:span><text:span text:style-name="T125"> найти пять наибольших чисел с нечетной суммой цифр.</text:span></text:p>
        </text:list-item>
        <text:list-item>
          <text:p text:style-name="P29"><text:span text:style-name="T125">Заданы массив целых положительных чисел </text:span><text:span text:style-name="T11">X</text:span><text:span text:style-name="T100">(</text:span><text:span text:style-name="T31">n</text:span><text:span text:style-name="T105">)</text:span><text:span text:style-name="T125">, </text:span><text:span text:style-name="T22">Z</text:span><text:span text:style-name="T101">(</text:span><text:span text:style-name="T47">m</text:span><text:span text:style-name="T101">)</text:span><text:span text:style-name="T125">. Все простые числа из массивов </text:span><text:span text:style-name="T25">X</text:span><text:span text:style-name="T135"> и </text:span><text:span text:style-name="T25">Z</text:span><text:span text:style-name="T135">, в которых есть цифры «1», «2» или «3» переписать в массив </text:span><text:span text:style-name="T22">Y</text:span><text:span text:style-name="T132">. Найти произведение двух наибольших и три наименьших</text:span><text:span text:style-name="T47"> </text:span><text:span text:style-name="T50">простых </text:span><text:span text:style-name="T47">чис</text:span><text:span text:style-name="T50">е</text:span><text:span text:style-name="T47">л</text:span><text:span text:style-name="T132"> массива </text:span><text:span text:style-name="T25">Y</text:span><text:span text:style-name="T132">.</text:span></text:p>
        </text:list-item>
        <text:list-item>
          <text:p text:style-name="P29"><text:span text:style-name="T125">Задан массив целых положительных чисел в двоичной системе </text:span><text:span text:style-name="T11">X</text:span><text:span text:style-name="T100">(</text:span><text:span text:style-name="T31">n</text:span><text:span text:style-name="T105">)</text:span><text:span text:style-name="T125">. Из массива </text:span><text:span text:style-name="T22">X</text:span><text:span text:style-name="T132"> сформировать массив десятеричных чисел </text:span><text:span text:style-name="T22">Z</text:span><text:span text:style-name="T132">. Из массива </text:span><text:span text:style-name="T22">Z </text:span><text:span text:style-name="T135">удалить четыре наименьших и три наибольших числа.</text:span></text:p>
        </text:list-item>
        <text:list-item>
          <text:p text:style-name="P29"><text:span text:style-name="T132">Заданы массивы целых положительных чисел </text:span><text:span text:style-name="T11">X</text:span><text:span text:style-name="T100">(</text:span><text:span text:style-name="T31">n</text:span><text:span text:style-name="T105">)</text:span><text:span text:style-name="T132">, </text:span><text:span text:style-name="T19">Y</text:span><text:span text:style-name="T100">(</text:span><text:span text:style-name="T53">k</text:span><text:span text:style-name="T105">)</text:span><text:span text:style-name="T132">, </text:span><text:span text:style-name="T22">Z</text:span><text:span text:style-name="T101">(</text:span><text:span text:style-name="T47">m</text:span><text:span text:style-name="T101">)</text:span><text:span text:style-name="T132">. Сформировать массив </text:span><text:span text:style-name="T22">U</text:span><text:span text:style-name="T132"> из элементов массивов </text:span><text:span text:style-name="T22">X</text:span><text:span text:style-name="T132">, </text:span><text:span text:style-name="T22">Y</text:span><text:span text:style-name="T132">, </text:span><text:span text:style-name="T22">Z</text:span><text:span text:style-name="T132">, которые образуют убывающую последовательность цифр. Найти сумму семи наименьших чисел массива </text:span><text:span text:style-name="T23">U</text:span><text:span text:style-name="T120">.</text:span></text:p>
        </text:list-item>
        <text:list-item>
          <text:p text:style-name="P29"><text:span text:style-name="T125">Задан массив целых положительных чисел </text:span><text:span text:style-name="T11">X</text:span><text:span text:style-name="T100">(</text:span><text:span text:style-name="T31">n</text:span><text:span text:style-name="T105">)</text:span><text:span text:style-name="T125">. Переписать в массив </text:span><text:span text:style-name="T22">Y</text:span><text:span text:style-name="T132"> все числа-палиндромы, остальные числа переписать в массив </text:span><text:span text:style-name="T26">Z</text:span><text:span text:style-name="T136">. Удалить из массива </text:span><text:span text:style-name="T70">Z</text:span><text:span text:style-name="T136"> все числа в которых есть нули и сумма цифр нечётна.</text:span></text:p>
        </text:list-item>
        <text:list-item>
          <text:p text:style-name="P29"><text:span text:style-name="T120">Заданы массивы целых положительных чисел </text:span><text:span text:style-name="T11">X</text:span><text:span text:style-name="T100">(</text:span><text:span text:style-name="T31">n</text:span><text:span text:style-name="T105">)</text:span><text:span text:style-name="T132">, </text:span><text:span text:style-name="T19">Y</text:span><text:span text:style-name="T100">(</text:span><text:span text:style-name="T53">k</text:span><text:span text:style-name="T105">)</text:span><text:span text:style-name="T132">, </text:span><text:span text:style-name="T22">Z</text:span><text:span text:style-name="T101">(</text:span><text:span text:style-name="T47">m</text:span><text:span text:style-name="T101">)</text:span><text:span text:style-name="T132">. Числа, которые не состоят из одинаковых цифр, переписать в массив </text:span><text:span text:style-name="T23">U</text:span><text:span text:style-name="T120">. Удалить из массива </text:span><text:span text:style-name="T23">U</text:span><text:span text:style-name="T120"> числа с четной суммой цифр.</text:span></text:p>
        </text:list-item>
        <text:list-item>
          <text:p text:style-name="P29"><text:span text:style-name="T122">Задан массив целых положительных чисел </text:span><text:span text:style-name="T11">X</text:span><text:span text:style-name="T100">(</text:span><text:span text:style-name="T31">n</text:span><text:span text:style-name="T105">)</text:span><text:span text:style-name="T122">. Все числа с четной суммой цифр <text:s/>переписать в массив </text:span><text:span text:style-name="T27">Z</text:span><text:span text:style-name="T122">. Элементы массива </text:span><text:span text:style-name="T26">Z</text:span><text:span text:style-name="T136"> упорядочить в порядке убывания суммы цифр.</text:span></text:p>
        </text:list-item>
      </text:list>
      <text:h text:style-name="P2" text:outline-level="3"><text:bookmark-start text:name="__RefHeading__137684_7045876301"/><text:span text:style-name="T1">Задача №3. </text:span>Работа с группами элементов в массиве<text:bookmark-end text:name="__RefHeading__137684_7045876301"/></text:h>
      <text:p text:style-name="P1"><text:span text:style-name="T3">Разработать программу на </text:span><text:span text:style-name="T4">языке </text:span><text:span text:style-name="T3">С </text:span><text:span text:style-name="T5">для </text:span><text:span text:style-name="T6">решения следующей задачи.</text:span></text:p>
      <text:list xml:id="list496416229" text:style-name="L28">
        <text:list-item>
          <text:p text:style-name="P30">В массиве вещественных чисел найти предпоследнюю группу, которая состоит только из отрицательных элементов.</text:p>
        </text:list-item>
        <text:list-item>
          <text:p text:style-name="P30">В массиве вещественных чисел найти первую и последнюю группы знакочередующихся элементов.</text:p>
        </text:list-item>
        <text:list-item>
          <text:p text:style-name="P30"><text:soft-page-break/>В массиве целых чисел найти вторую и третью группу, состоящую из нечетных цифр.</text:p>
        </text:list-item>
        <text:list-item>
          <text:p text:style-name="P30">В массиве целых чисел найти предпоследнюю группу, состоящую из возрастающей последовательности цифр.</text:p>
        </text:list-item>
        <text:list-item>
          <text:p text:style-name="P30">Из массива целых чисел удалить предпоследнюю группу, состоящую из возрастающей последовательности цифр.</text:p>
        </text:list-item>
        <text:list-item>
          <text:p text:style-name="P30">Из массива целых чисел удалить последнюю группу, состоящую из убывающей последовательности нечетных цифр.</text:p>
        </text:list-item>
        <text:list-item>
          <text:p text:style-name="P30">Из массива целых чисел удалить группу наибольшей длины, которая состоит из возрастающей последовательности нечетных цифр.</text:p>
        </text:list-item>
        <text:list-item>
          <text:p text:style-name="P30">В массиве целых чисел найти группу наименьшей длины, которая состоит из убывающей последовательности четных цифр.</text:p>
        </text:list-item>
        <text:list-item>
          <text:p text:style-name="P30">Из массива целых чисел удалить две группы наибольшей длины, состоящие из простых чисел, в которых нет четных цифр.</text:p>
        </text:list-item>
        <text:list-item>
          <text:p text:style-name="P30">Задан массив целых чисел. Вывести на экран первую и последнюю группы, состоящие из простых чисел.</text:p>
        </text:list-item>
        <text:list-item>
          <text:p text:style-name="P30">Из массива целых чисел удалить три группы наименьшей длины, состоящие из простых чисел, в представлении которых нет цифры семь.</text:p>
        </text:list-item>
        <text:list-item>
          <text:p text:style-name="P30">Из массива целых чисел удалить группу наибольшей длины, которая состоит из возрастающей последовательности простых чисел.</text:p>
        </text:list-item>
        <text:list-item>
          <text:p text:style-name="P30">Из массива целых чисел удалить все группы, которые состоят из убывающей последовательности четных чисел.</text:p>
        </text:list-item>
        <text:list-item>
          <text:p text:style-name="P30">В массиве вещественных чисел найти группу максимальной длины, которая состоит из знакочередующихся чисел.</text:p>
        </text:list-item>
        <text:list-item>
          <text:p text:style-name="P30">В массиве вещественных чисел найти группу минимальной длины, которая состоит из убывающей последовательности чисел.</text:p>
        </text:list-item>
        <text:list-item>
          <text:p text:style-name="P30">Из массива вещественных чисел удалить все группы, состоящие из невозрастающей последовательности чисел.</text:p>
        </text:list-item>
        <text:list-item>
          <text:p text:style-name="P30">Из массива вещественных чисел удалить три группы наибольшей длины, состоящие из возрастающей последовательности чисел.</text:p>
        </text:list-item>
        <text:list-item>
          <text:p text:style-name="P30">В массиве целых чисел найти две последних группы, состоящие из простых чисел, причем цифры каждого числа образуют возрастающую последовательность.</text:p>
        </text:list-item>
        <text:list-item>
          <text:p text:style-name="P30">Из целочисленного массива удалить группу простых чисел минимальной длины, цифры которых образуют убывающей последовательность.</text:p>
        </text:list-item>
        <text:list-item>
          <text:p text:style-name="P30">Из целочисленного массива удалить группу минимальной длины, состоящую из элементов, представляющих собой возрастающую последовательность четных цифр.</text:p>
        </text:list-item>
        <text:list-item>
          <text:p text:style-name="P30">В массиве целых чисел найти группы наименьшей и наибольшей длины, которые состоят из простых чисел.</text:p>
        </text:list-item>
        <text:list-item>
          <text:p text:style-name="P30">В массиве целых чисел найти группу наибольшей длины, которая состоит из неубывающей последовательности нечетных чисел.</text:p>
        </text:list-item>
        <text:list-item>
          <text:p text:style-name="P30">Из массива целых чисел удалить две группы наименьшей длины, состоящие из составных чисел, в записи которых нет цифр «0» и «2».</text:p>
        </text:list-item>
        <text:list-item>
          <text:p text:style-name="P30">Задан массив целых чисел. Вывести на экран первую и последнюю группы, состоящие из простых чисел с нечетной суммой цифр в каждом.</text:p>
        </text:list-item>
        <text:list-item>
          <text:p text:style-name="P30">Из массива целых чисел удалить три группы наибольшей длины, которые состоят из отрицательных чисел с четной суммой цифр в каждом.</text:p>
        </text:list-item>
      </text:list>
      <text:h text:style-name="P2" text:outline-level="3"><text:bookmark-start text:name="__RefHeading__137686_7045876301"/><text:span text:style-name="T1">Задача № 4. </text:span>Сортировка элементов массива<text:bookmark-end text:name="__RefHeading__137686_7045876301"/></text:h>
      <text:p text:style-name="P1"><text:span text:style-name="T3">Разработать программу на </text:span><text:span text:style-name="T4">языке </text:span><text:span text:style-name="T3">С++ </text:span><text:span text:style-name="T5">для </text:span><text:span text:style-name="T6">решения следующей задачи.</text:span></text:p>
      <text:list xml:id="list2238875217" text:style-name="L29">
        <text:list-item>
          <text:p text:style-name="P31">Упорядочить по убыванию элементы <text:span text:style-name="T137">целочисленного </text:span>массива, расположенные между двумя наибольшими <text:span text:style-name="T137">чётными </text:span>значениями.</text:p>
        </text:list-item>
        <text:list-item>
          <text:p text:style-name="P31"><text:soft-page-break/>Упорядочить в порядке возрастания модулей элементы массива, расположенные между наибольшим и наименьшим значениями.</text:p>
        </text:list-item>
        <text:list-item>
          <text:p text:style-name="P31">Упорядочить в порядке убывания модулей элементы, расположенные между первым и последним отрицательным значениями массива.</text:p>
        </text:list-item>
        <text:list-item>
          <text:p text:style-name="P31">Упорядочить в порядке убывания элементы, расположенные между вторым положительным и предпоследним отрицательным значениями массива.</text:p>
        </text:list-item>
        <text:list-item>
          <text:p text:style-name="P31">Упорядочить по возрастанию элементы целочисленного массива, расположенные между первым числом палиндромом и последним отрицательным значением.</text:p>
        </text:list-item>
        <text:list-item>
          <text:p text:style-name="P31">Упорядочить в порядке возрастания суммы цифр элементы целочисленного массива, расположенные между последним числом-палиндромом и первым простым числом.</text:p>
        </text:list-item>
        <text:list-item>
          <text:p text:style-name="P31">Упорядочить по возрастанию модулей элементы целочисленного массива, расположенные между третьим и пятым простыми числами.</text:p>
        </text:list-item>
        <text:list-item>
          <text:p text:style-name="P31">Упорядочить по убыванию элементы целочисленного массива, расположенные после минимального числа-палиндрома.</text:p>
        </text:list-item>
        <text:list-item>
          <text:p text:style-name="P31">Удалить из целочисленного массива простые числа. В полученном массиве упорядочить по возрастанию модулей элементы, расположенные после наибольшего числа.</text:p>
        </text:list-item>
        <text:list-item>
          <text:p text:style-name="P31">Удалить из целочисленного массива числа-палиндромы. В полученном массиве упорядочить по возрастанию модулей элементы, расположенные до наименьшего простого числа.</text:p>
        </text:list-item>
        <text:list-item>
          <text:p text:style-name="P31">Удалить из целочисленного массива все составные числа. Упорядочить элементы массива в порядке возрастания суммы цифр чисел.</text:p>
        </text:list-item>
        <text:list-item>
          <text:p text:style-name="P31">Удалить из целочисленного массива все числа, состоящие из одинаковых цифр. Упорядочить элементы массива в порядке убывания суммы их цифр.</text:p>
        </text:list-item>
        <text:list-item>
          <text:p text:style-name="P31">Задан массив целых положительных чисел. Сформировать новый массив, куда записать элементы исходного массива, состоящие из одинаковых цифр. Упорядочить элементы полученного массива в порядке возрастания суммы цифр чисел.</text:p>
        </text:list-item>
        <text:list-item>
          <text:p text:style-name="P31">Упорядочить по возрастанию модулей элементы, расположенные между двумя наименьшими значениями массива.</text:p>
        </text:list-item>
        <text:list-item>
          <text:p text:style-name="P31">Упорядочить в порядке возрастания элементы, расположенные между четвёртым и девятым отрицательным числами массива.</text:p>
        </text:list-item>
        <text:list-item>
          <text:p text:style-name="P31">Упорядочить в порядке возрастания модулей элементы, расположенные между наибольшим и предпоследним положительным значениями массива.</text:p>
        </text:list-item>
        <text:list-item>
          <text:p text:style-name="P31">Упорядочить в порядке убывания модулей элементы, расположенные между пятым положительным и первым отрицательным значениями массива.</text:p>
        </text:list-item>
        <text:list-item>
          <text:p text:style-name="P31">Упорядочить в порядке убывания модулей элементы целочисленного массива, расположенные между наибольшим и наименьшим числами-палиндромами.</text:p>
        </text:list-item>
        <text:list-item>
          <text:p text:style-name="P31">Упорядочить в порядке убывания суммы цифр элементы целочисленного массива, расположенные между последним и предпоследним числами-палиндромами.</text:p>
        </text:list-item>
        <text:list-item>
          <text:p text:style-name="P31">Упорядочить по возрастанию модулей элементы массива, расположенные между двумя наименьшими положительными числами.</text:p>
        </text:list-item>
        <text:list-item>
          <text:p text:style-name="P31">Упорядочить по возрастанию элементы целочисленного массива, расположенные между двумя наибольшими числами-палиндромами.</text:p>
        </text:list-item>
        <text:list-item>
          <text:p text:style-name="P31">Удалить из целочисленного массива числа-палиндромы. В полученном массиве упорядочить по возрастанию модулей элементы, расположенные до наименьшего значения.</text:p>
        </text:list-item>
        <text:list-item>
          <text:p text:style-name="P31">Удалить из целочисленного массива отрицательные числа. В полученном массиве упорядочить по убыванию элементы, расположенные между двумя наибольшими простыми числами.</text:p>
        </text:list-item>
        <text:list-item>
          <text:p text:style-name="P31">Удалить из целочисленного массива простые числа. Упорядочить элементы массива в порядке убывания суммы цифр чисел.</text:p>
        </text:list-item>
        <text:list-item>
          <text:p text:style-name="P32"><text:soft-page-break/>Задан массив целых положительных чисел. Сформировать новый массив, куда записать элементы исходного массива, состоящие из нечетных цифр. Упорядочить элементы полученного массива в порядке убывания суммы цифр чисел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 style:font-charset="x-symbol"/>
    <style:font-face style:name="StarSymbol1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9cm" fo:margin-bottom="0.499cm" style:contextual-spacing="false"/>
      <style:text-properties style:font-name="Arial" fo:font-family="Arial" style:font-style-name="Обычный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8T00:05:17.700049312</meta:creation-date>
    <dc:date>2023-02-12T21:35:07.928947582</dc:date>
    <meta:editing-duration>PT13M5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8" meta:paragraph-count="184" meta:word-count="2958" meta:character-count="20867" meta:non-whitespace-character-count="18235"/>
  </office:meta>
</office:document-meta>
</file>